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 officeooo:rsid="001f2aa6" officeooo:paragraph-rsid="001f2aa6"/>
    </style:style>
    <style:style style:name="P2" style:family="paragraph" style:parent-style-name="Text_20_body">
      <style:text-properties style:text-underline-style="solid" style:text-underline-width="auto" style:text-underline-color="font-color" officeooo:rsid="001d5094" officeooo:paragraph-rsid="001d5094"/>
    </style:style>
    <style:style style:name="P3" style:family="paragraph" style:parent-style-name="Text_20_body">
      <style:text-properties style:text-underline-style="solid" style:text-underline-width="auto" style:text-underline-color="font-color" officeooo:rsid="002129b6" officeooo:paragraph-rsid="002129b6"/>
    </style:style>
    <style:style style:name="P4" style:family="paragraph" style:parent-style-name="Text_20_body">
      <style:text-properties style:text-underline-style="solid" style:text-underline-width="auto" style:text-underline-color="font-color" officeooo:rsid="00213214" officeooo:paragraph-rsid="00213214"/>
    </style:style>
    <style:style style:name="P5" style:family="paragraph" style:parent-style-name="Text_20_body">
      <style:text-properties style:text-underline-style="solid" style:text-underline-width="auto" style:text-underline-color="font-color" officeooo:rsid="0022da87" officeooo:paragraph-rsid="0022da87"/>
    </style:style>
    <style:style style:name="P6" style:family="paragraph" style:parent-style-name="Text_20_body">
      <style:text-properties style:text-underline-style="solid" style:text-underline-width="auto" style:text-underline-color="font-color" officeooo:rsid="00231d88" officeooo:paragraph-rsid="00231d88"/>
    </style:style>
    <style:style style:name="P7" style:family="paragraph" style:parent-style-name="Text_20_body">
      <style:text-properties style:text-underline-style="solid" style:text-underline-width="auto" style:text-underline-color="font-color" officeooo:rsid="0024cded" officeooo:paragraph-rsid="0024cded"/>
    </style:style>
    <style:style style:name="P8" style:family="paragraph" style:parent-style-name="Text_20_body">
      <style:text-properties officeooo:rsid="00369a7c" officeooo:paragraph-rsid="00369a7c"/>
    </style:style>
    <style:style style:name="P9" style:family="paragraph" style:parent-style-name="Text_20_body">
      <style:text-properties officeooo:rsid="003fd972" officeooo:paragraph-rsid="003fd972"/>
    </style:style>
    <style:style style:name="P10" style:family="paragraph" style:parent-style-name="Text_20_body">
      <style:text-properties officeooo:rsid="00429b2f" officeooo:paragraph-rsid="00429b2f"/>
    </style:style>
    <style:style style:name="P11" style:family="paragraph" style:parent-style-name="Text_20_body">
      <style:text-properties officeooo:rsid="0047dbb1" officeooo:paragraph-rsid="0047dbb1"/>
    </style:style>
    <style:style style:name="P12" style:family="paragraph" style:parent-style-name="Text_20_body">
      <style:text-properties officeooo:rsid="004b5afd" officeooo:paragraph-rsid="004b5afd"/>
    </style:style>
    <style:style style:name="P13" style:family="paragraph" style:parent-style-name="Text_20_body">
      <style:text-properties officeooo:rsid="00553ec3" officeooo:paragraph-rsid="00553ec3"/>
    </style:style>
    <style:style style:name="P14" style:family="paragraph" style:parent-style-name="Text_20_body">
      <style:text-properties officeooo:rsid="005682ff" officeooo:paragraph-rsid="005682ff"/>
    </style:style>
    <style:style style:name="P15" style:family="paragraph" style:parent-style-name="Text_20_body">
      <style:text-properties officeooo:rsid="00583371" officeooo:paragraph-rsid="00583371"/>
    </style:style>
    <style:style style:name="P16" style:family="paragraph" style:parent-style-name="Text_20_body">
      <style:text-properties officeooo:rsid="005aaaa2" officeooo:paragraph-rsid="005aaaa2"/>
    </style:style>
    <style:style style:name="P17" style:family="paragraph" style:parent-style-name="Text_20_body">
      <style:text-properties officeooo:rsid="005fe9ff" officeooo:paragraph-rsid="005fe9ff"/>
    </style:style>
    <style:style style:name="P18" style:family="paragraph" style:parent-style-name="Text_20_body">
      <style:text-properties officeooo:rsid="00642955" officeooo:paragraph-rsid="00642955"/>
    </style:style>
    <style:style style:name="P19" style:family="paragraph" style:parent-style-name="Text_20_body">
      <style:text-properties officeooo:rsid="0068986d" officeooo:paragraph-rsid="0068986d"/>
    </style:style>
    <style:style style:name="P20" style:family="paragraph" style:parent-style-name="Text_20_body">
      <style:text-properties officeooo:rsid="006ad861" officeooo:paragraph-rsid="006ad861"/>
    </style:style>
    <style:style style:name="P21" style:family="paragraph" style:parent-style-name="Text_20_body">
      <style:text-properties officeooo:rsid="00709194" officeooo:paragraph-rsid="00709194"/>
    </style:style>
    <style:style style:name="P22" style:family="paragraph" style:parent-style-name="Text_20_body">
      <style:text-properties officeooo:rsid="007cb68a" officeooo:paragraph-rsid="007cb68a"/>
    </style:style>
    <style:style style:name="P23" style:family="paragraph" style:parent-style-name="Text_20_body">
      <style:text-properties fo:font-style="normal" style:text-underline-style="none" officeooo:rsid="007e81a6" officeooo:paragraph-rsid="007e81a6" style:font-style-asian="normal" style:font-style-complex="normal"/>
    </style:style>
    <style:style style:name="P24" style:family="paragraph" style:parent-style-name="Text_20_body">
      <style:text-properties fo:font-style="normal" officeooo:rsid="0088d28c" officeooo:paragraph-rsid="0088d28c" style:font-style-asian="normal" style:font-style-complex="normal"/>
    </style:style>
    <style:style style:name="P25" style:family="paragraph" style:parent-style-name="Text_20_body">
      <style:text-properties fo:font-style="normal" officeooo:rsid="008b1331" officeooo:paragraph-rsid="008b1331" style:font-style-asian="normal" style:font-style-complex="normal"/>
    </style:style>
    <style:style style:name="P26" style:family="paragraph" style:parent-style-name="Text_20_body">
      <style:text-properties fo:font-style="normal" officeooo:rsid="008b7d87" officeooo:paragraph-rsid="0091e49d" style:font-style-asian="normal" style:font-style-complex="normal"/>
    </style:style>
    <style:style style:name="P27" style:family="paragraph" style:parent-style-name="Text_20_body">
      <style:text-properties fo:font-style="normal" officeooo:rsid="0094b9ca" officeooo:paragraph-rsid="0094b9ca" style:font-style-asian="normal" style:font-style-complex="normal"/>
    </style:style>
    <style:style style:name="P28" style:family="paragraph" style:parent-style-name="Text_20_body">
      <style:text-properties fo:font-style="normal" officeooo:rsid="0095aac3" officeooo:paragraph-rsid="0095aac3" style:font-style-asian="normal" style:font-style-complex="normal"/>
    </style:style>
    <style:style style:name="P29" style:family="paragraph" style:parent-style-name="Text_20_body">
      <style:text-properties fo:font-style="normal" officeooo:rsid="009a5303" officeooo:paragraph-rsid="009a5303" style:font-style-asian="normal" style:font-style-complex="normal"/>
    </style:style>
    <style:style style:name="P30" style:family="paragraph" style:parent-style-name="Text_20_body">
      <style:text-properties fo:font-style="normal" officeooo:rsid="009f6c44" officeooo:paragraph-rsid="009f6c44" style:font-style-asian="normal" style:font-style-complex="normal"/>
    </style:style>
    <style:style style:name="P31" style:family="paragraph" style:parent-style-name="Text_20_body">
      <style:text-properties fo:font-style="normal" officeooo:rsid="00b205f2" officeooo:paragraph-rsid="00b205f2" style:font-style-asian="normal" style:font-style-complex="normal"/>
    </style:style>
    <style:style style:name="P32" style:family="paragraph" style:parent-style-name="Text_20_body">
      <style:text-properties fo:font-style="normal" officeooo:rsid="00bfa261" officeooo:paragraph-rsid="00bfa261" style:font-style-asian="normal" style:font-style-complex="normal"/>
    </style:style>
    <style:style style:name="P33" style:family="paragraph" style:parent-style-name="Text_20_body">
      <style:text-properties fo:font-style="normal" officeooo:rsid="00c27d34" officeooo:paragraph-rsid="00c27d34" style:font-style-asian="normal" style:font-style-complex="normal"/>
    </style:style>
    <style:style style:name="P34" style:family="paragraph" style:parent-style-name="Text_20_body">
      <style:text-properties fo:font-style="normal" officeooo:rsid="00c5b29f" officeooo:paragraph-rsid="00c5b29f" style:font-style-asian="normal" style:font-style-complex="normal"/>
    </style:style>
    <style:style style:name="P35" style:family="paragraph" style:parent-style-name="Text_20_body">
      <style:text-properties fo:font-style="normal" officeooo:rsid="00c79489" officeooo:paragraph-rsid="00c79489" style:font-style-asian="normal" style:font-style-complex="normal"/>
    </style:style>
    <style:style style:name="P36" style:family="paragraph" style:parent-style-name="Text_20_body">
      <style:text-properties fo:font-style="normal" officeooo:rsid="00cd38e3" officeooo:paragraph-rsid="00cd38e3" style:font-style-asian="normal" style:font-style-complex="normal"/>
    </style:style>
    <style:style style:name="P37" style:family="paragraph" style:parent-style-name="Text_20_body">
      <style:text-properties fo:font-style="normal" officeooo:rsid="00cf0c60" officeooo:paragraph-rsid="00cf0c60" style:font-style-asian="normal" style:font-style-complex="normal"/>
    </style:style>
    <style:style style:name="P38" style:family="paragraph" style:parent-style-name="Text_20_body">
      <style:text-properties fo:font-style="normal" officeooo:rsid="00cfeb79" officeooo:paragraph-rsid="00cfeb79" style:font-style-asian="normal" style:font-style-complex="normal"/>
    </style:style>
    <style:style style:name="P39" style:family="paragraph" style:parent-style-name="Text_20_body">
      <style:text-properties fo:font-style="normal" officeooo:rsid="00d4050e" officeooo:paragraph-rsid="00d4050e" style:font-style-asian="normal" style:font-style-complex="normal"/>
    </style:style>
    <style:style style:name="P40" style:family="paragraph" style:parent-style-name="Text_20_body">
      <style:text-properties fo:font-style="normal" officeooo:rsid="00d8862e" officeooo:paragraph-rsid="00d8862e" style:font-style-asian="normal" style:font-style-complex="normal"/>
    </style:style>
    <style:style style:name="P41" style:family="paragraph" style:parent-style-name="Text_20_body">
      <style:text-properties fo:font-style="normal" officeooo:rsid="00dc7791" officeooo:paragraph-rsid="00dc7791" style:font-style-asian="normal" style:font-style-complex="normal"/>
    </style:style>
    <style:style style:name="P42" style:family="paragraph" style:parent-style-name="Text_20_body">
      <style:text-properties fo:font-style="normal" officeooo:rsid="00df7436" officeooo:paragraph-rsid="00df7436" style:font-style-asian="normal" style:font-style-complex="normal"/>
    </style:style>
    <style:style style:name="P43" style:family="paragraph" style:parent-style-name="Text_20_body">
      <style:text-properties fo:font-style="normal" officeooo:rsid="00e1f4d3" officeooo:paragraph-rsid="00e1f4d3" style:font-style-asian="normal" style:font-style-complex="normal"/>
    </style:style>
    <style:style style:name="P44" style:family="paragraph" style:parent-style-name="Text_20_body">
      <style:text-properties fo:font-style="normal" officeooo:rsid="00e33227" officeooo:paragraph-rsid="00e33227" style:font-style-asian="normal" style:font-style-complex="normal"/>
    </style:style>
    <style:style style:name="P45" style:family="paragraph" style:parent-style-name="Text_20_body">
      <style:text-properties fo:font-style="normal" officeooo:rsid="00e4b578" officeooo:paragraph-rsid="00e4b578" style:font-style-asian="normal" style:font-style-complex="normal"/>
    </style:style>
    <style:style style:name="P46" style:family="paragraph" style:parent-style-name="Text_20_body">
      <style:text-properties fo:font-style="normal" officeooo:rsid="00e833e1" officeooo:paragraph-rsid="00e833e1" style:font-style-asian="normal" style:font-style-complex="normal"/>
    </style:style>
    <style:style style:name="P47" style:family="paragraph" style:parent-style-name="Text_20_body">
      <style:text-properties fo:font-style="normal" officeooo:rsid="00ecd8e9" officeooo:paragraph-rsid="00ecd8e9" style:font-style-asian="normal" style:font-style-complex="normal"/>
    </style:style>
    <style:style style:name="P48" style:family="paragraph" style:parent-style-name="Text_20_body">
      <style:text-properties fo:font-style="normal" officeooo:rsid="0032d035" officeooo:paragraph-rsid="0032d035" style:font-style-asian="normal" style:font-style-complex="normal"/>
    </style:style>
    <style:style style:name="P49" style:family="paragraph" style:parent-style-name="Text_20_body">
      <style:text-properties fo:font-style="normal" officeooo:rsid="0062c0b4" officeooo:paragraph-rsid="0062c0b4" style:font-style-asian="normal" style:font-style-complex="normal"/>
    </style:style>
    <style:style style:name="P50" style:family="paragraph" style:parent-style-name="Text_20_body">
      <style:text-properties fo:font-style="normal" style:text-underline-style="solid" style:text-underline-width="auto" style:text-underline-color="font-color" officeooo:rsid="00ef2051" officeooo:paragraph-rsid="00f0a370" style:font-style-asian="normal" style:font-style-complex="normal"/>
    </style:style>
    <style:style style:name="P51" style:family="paragraph" style:parent-style-name="Text_20_body">
      <style:text-properties fo:font-style="normal" style:text-underline-style="solid" style:text-underline-width="auto" style:text-underline-color="font-color" officeooo:rsid="00266edb" officeooo:paragraph-rsid="00266edb" style:font-style-asian="normal" style:font-style-complex="normal"/>
    </style:style>
    <style:style style:name="P52" style:family="paragraph" style:parent-style-name="Text_20_body">
      <style:text-properties fo:font-style="normal" style:text-underline-style="solid" style:text-underline-width="auto" style:text-underline-color="font-color" officeooo:rsid="002838a7" officeooo:paragraph-rsid="002838a7" style:font-style-asian="normal" style:font-style-complex="normal"/>
    </style:style>
    <style:style style:name="P53" style:family="paragraph" style:parent-style-name="Text_20_body">
      <style:text-properties fo:font-style="normal" style:text-underline-style="solid" style:text-underline-width="auto" style:text-underline-color="font-color" officeooo:rsid="0028ef52" officeooo:paragraph-rsid="0028ef52" style:font-style-asian="normal" style:font-style-complex="normal"/>
    </style:style>
    <style:style style:name="P54" style:family="paragraph" style:parent-style-name="Text_20_body">
      <style:text-properties fo:font-style="normal" style:text-underline-style="solid" style:text-underline-width="auto" style:text-underline-color="font-color" officeooo:rsid="002a25bf" officeooo:paragraph-rsid="002a25bf" style:font-style-asian="normal" style:font-style-complex="normal"/>
    </style:style>
    <style:style style:name="P55" style:family="paragraph" style:parent-style-name="Text_20_body">
      <style:text-properties fo:font-style="normal" style:text-underline-style="solid" style:text-underline-width="auto" style:text-underline-color="font-color" officeooo:rsid="002b27f4" officeooo:paragraph-rsid="002b27f4" style:font-style-asian="normal" style:font-style-complex="normal"/>
    </style:style>
    <style:style style:name="P56" style:family="paragraph" style:parent-style-name="Text_20_body">
      <style:text-properties fo:font-style="normal" style:text-underline-style="solid" style:text-underline-width="auto" style:text-underline-color="font-color" officeooo:rsid="002c66cf" officeooo:paragraph-rsid="002c66cf" style:font-style-asian="normal" style:font-style-complex="normal"/>
    </style:style>
    <style:style style:name="P57" style:family="paragraph" style:parent-style-name="Text_20_body">
      <style:text-properties fo:font-style="normal" style:text-underline-style="solid" style:text-underline-width="auto" style:text-underline-color="font-color" officeooo:rsid="002d33a5" officeooo:paragraph-rsid="002d33a5" style:font-style-asian="normal" style:font-style-complex="normal"/>
    </style:style>
    <style:style style:name="P58" style:family="paragraph" style:parent-style-name="Text_20_body">
      <style:text-properties fo:font-style="normal" style:text-underline-style="solid" style:text-underline-width="auto" style:text-underline-color="font-color" officeooo:rsid="002d7393" officeooo:paragraph-rsid="002d7393" style:font-style-asian="normal" style:font-style-complex="normal"/>
    </style:style>
    <style:style style:name="P59" style:family="paragraph" style:parent-style-name="Text_20_body">
      <style:text-properties fo:font-style="normal" style:text-underline-style="solid" style:text-underline-width="auto" style:text-underline-color="font-color" officeooo:rsid="002ed784" officeooo:paragraph-rsid="002ed784" style:font-style-asian="normal" style:font-style-complex="normal"/>
    </style:style>
    <style:style style:name="P60" style:family="paragraph" style:parent-style-name="Text_20_body">
      <style:text-properties fo:font-style="normal" style:text-underline-style="solid" style:text-underline-width="auto" style:text-underline-color="font-color" officeooo:rsid="002f9e01" officeooo:paragraph-rsid="002f9e01" style:font-style-asian="normal" style:font-style-complex="normal"/>
    </style:style>
    <style:style style:name="P61" style:family="paragraph" style:parent-style-name="Text_20_body">
      <style:text-properties fo:font-style="normal" style:text-underline-style="solid" style:text-underline-width="auto" style:text-underline-color="font-color" officeooo:rsid="003191a2" officeooo:paragraph-rsid="003191a2" style:font-style-asian="normal" style:font-style-complex="normal"/>
    </style:style>
    <style:style style:name="P62" style:family="paragraph" style:parent-style-name="Text_20_body">
      <style:text-properties fo:font-style="italic" officeooo:rsid="0094b9ca" officeooo:paragraph-rsid="0094b9ca" style:font-style-asian="italic" style:font-style-complex="italic"/>
    </style:style>
    <style:style style:name="P63" style:family="paragraph" style:parent-style-name="Text_20_body">
      <style:text-properties officeooo:paragraph-rsid="00a51794"/>
    </style:style>
    <style:style style:name="P64" style:family="paragraph" style:parent-style-name="Text_20_body">
      <style:text-properties officeooo:paragraph-rsid="00b506d2"/>
    </style:style>
    <style:style style:name="P65" style:family="paragraph" style:parent-style-name="Text_20_body">
      <style:text-properties officeooo:paragraph-rsid="0076eccb"/>
    </style:style>
    <style:style style:name="P66" style:family="paragraph" style:parent-style-name="Text_20_body">
      <style:text-properties officeooo:paragraph-rsid="0082b637"/>
    </style:style>
    <style:style style:name="P67" style:family="paragraph" style:parent-style-name="Text_20_body">
      <style:text-properties officeooo:paragraph-rsid="00ae2724"/>
    </style:style>
    <style:style style:name="P68" style:family="paragraph" style:parent-style-name="Text_20_body">
      <style:text-properties officeooo:paragraph-rsid="00bb87a3"/>
    </style:style>
    <style:style style:name="P69" style:family="paragraph" style:parent-style-name="Title">
      <style:text-properties officeooo:rsid="00191b0c" officeooo:paragraph-rsid="00191b0c"/>
    </style:style>
    <style:style style:name="P70" style:family="paragraph" style:parent-style-name="Subtitle">
      <style:text-properties officeooo:rsid="00191b0c" officeooo:paragraph-rsid="00191b0c"/>
    </style:style>
    <style:style style:name="P71" style:family="paragraph" style:parent-style-name="Text_20_body" style:list-style-name="L1">
      <style:text-properties fo:font-style="italic" fo:font-weight="bold" officeooo:rsid="0040d559" officeooo:paragraph-rsid="0040d559" style:font-style-asian="italic" style:font-weight-asian="bold" style:font-style-complex="italic" style:font-weight-complex="bold"/>
    </style:style>
    <style:style style:name="P72" style:family="paragraph" style:parent-style-name="Text_20_body" style:list-style-name="L2">
      <style:text-properties officeooo:rsid="004e48f5" officeooo:paragraph-rsid="004e48f5"/>
    </style:style>
    <style:style style:name="P73" style:family="paragraph" style:parent-style-name="Text_20_body" style:list-style-name="L2">
      <style:text-properties officeooo:rsid="004f53e4" officeooo:paragraph-rsid="004f53e4"/>
    </style:style>
    <style:style style:name="P74" style:family="paragraph" style:parent-style-name="Text_20_body" style:list-style-name="L2">
      <style:text-properties officeooo:rsid="00525a2d" officeooo:paragraph-rsid="00525a2d"/>
    </style:style>
    <style:style style:name="P75" style:family="paragraph" style:parent-style-name="Text_20_body" style:list-style-name="L2">
      <style:text-properties officeooo:rsid="00544aa3" officeooo:paragraph-rsid="00544aa3"/>
    </style:style>
    <style:style style:name="P76" style:family="paragraph" style:parent-style-name="Text_20_body" style:list-style-name="L3">
      <style:text-properties officeooo:rsid="005682ff" officeooo:paragraph-rsid="005682ff"/>
    </style:style>
    <style:style style:name="P77" style:family="paragraph" style:parent-style-name="Text_20_body" style:list-style-name="L3">
      <style:text-properties officeooo:rsid="0056f16c" officeooo:paragraph-rsid="0056f16c"/>
    </style:style>
    <style:style style:name="P78" style:family="paragraph" style:parent-style-name="Text_20_body" style:list-style-name="L4">
      <style:text-properties fo:font-style="normal" style:text-underline-style="none" officeooo:rsid="00f0d23f" officeooo:paragraph-rsid="00f0d23f" style:font-style-asian="normal" style:font-style-complex="normal"/>
    </style:style>
    <style:style style:name="P79" style:family="paragraph" style:parent-style-name="Text_20_body" style:list-style-name="L4">
      <style:text-properties fo:font-style="normal" style:text-underline-style="none" officeooo:rsid="00f1f9f9" officeooo:paragraph-rsid="00f1f9f9" style:font-style-asian="normal" style:font-style-complex="normal"/>
    </style:style>
    <style:style style:name="P80" style:family="paragraph" style:parent-style-name="Text_20_body" style:list-style-name="L4">
      <style:text-properties fo:font-style="normal" style:text-underline-style="none" officeooo:rsid="00f2a31f" officeooo:paragraph-rsid="00f2a31f" style:font-style-asian="normal" style:font-style-complex="normal"/>
    </style:style>
    <style:style style:name="P81" style:family="paragraph" style:parent-style-name="Text_20_body" style:list-style-name="L4">
      <style:text-properties fo:font-style="normal" style:text-underline-style="none" officeooo:rsid="00f47dbd" officeooo:paragraph-rsid="00f47dbd" style:font-style-asian="normal" style:font-style-complex="normal"/>
    </style:style>
    <style:style style:name="P82" style:family="paragraph" style:parent-style-name="Text_20_body" style:list-style-name="L4">
      <style:text-properties fo:font-style="normal" style:text-underline-style="none" officeooo:rsid="00f56282" officeooo:paragraph-rsid="00f56282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5b8f20" style:font-style-asian="italic" style:font-style-complex="italic"/>
    </style:style>
    <style:style style:name="T3" style:family="text">
      <style:text-properties fo:font-style="italic" officeooo:rsid="00616ae0" style:font-style-asian="italic" style:font-style-complex="italic"/>
    </style:style>
    <style:style style:name="T4" style:family="text">
      <style:text-properties fo:font-style="italic" officeooo:rsid="00710fa5" style:font-style-asian="italic" style:font-style-complex="italic"/>
    </style:style>
    <style:style style:name="T5" style:family="text">
      <style:text-properties fo:font-style="italic" officeooo:rsid="0071bad5" style:font-style-asian="italic" style:font-style-complex="italic"/>
    </style:style>
    <style:style style:name="T6" style:family="text">
      <style:text-properties fo:font-style="italic" officeooo:rsid="0087ca7b" style:font-style-asian="italic" style:font-style-complex="italic"/>
    </style:style>
    <style:style style:name="T7" style:family="text">
      <style:text-properties fo:font-style="italic" officeooo:rsid="008f57f6" style:font-style-asian="italic" style:font-style-complex="italic"/>
    </style:style>
    <style:style style:name="T8" style:family="text">
      <style:text-properties fo:font-style="italic" officeooo:rsid="00900052" style:font-style-asian="italic" style:font-style-complex="italic"/>
    </style:style>
    <style:style style:name="T9" style:family="text">
      <style:text-properties fo:font-style="italic" officeooo:rsid="0091e49d" style:font-style-asian="italic" style:font-style-complex="italic"/>
    </style:style>
    <style:style style:name="T10" style:family="text">
      <style:text-properties fo:font-style="italic" officeooo:rsid="0096f5e9" style:font-style-asian="italic" style:font-style-complex="italic"/>
    </style:style>
    <style:style style:name="T11" style:family="text">
      <style:text-properties fo:font-style="italic" officeooo:rsid="009b579d" style:font-style-asian="italic" style:font-style-complex="italic"/>
    </style:style>
    <style:style style:name="T12" style:family="text">
      <style:text-properties fo:font-style="italic" officeooo:rsid="009da39e" style:font-style-asian="italic" style:font-style-complex="italic"/>
    </style:style>
    <style:style style:name="T13" style:family="text">
      <style:text-properties fo:font-style="italic" officeooo:rsid="00a587d1" style:font-style-asian="italic" style:font-style-complex="italic"/>
    </style:style>
    <style:style style:name="T14" style:family="text">
      <style:text-properties fo:font-style="italic" officeooo:rsid="00b1bc9d" style:font-style-asian="italic" style:font-style-complex="italic"/>
    </style:style>
    <style:style style:name="T15" style:family="text">
      <style:text-properties fo:font-style="italic" officeooo:rsid="00afca59" style:font-style-asian="italic" style:font-style-complex="italic"/>
    </style:style>
    <style:style style:name="T16" style:family="text">
      <style:text-properties fo:font-style="italic" officeooo:rsid="00b39448" style:font-style-asian="italic" style:font-style-complex="italic"/>
    </style:style>
    <style:style style:name="T17" style:family="text">
      <style:text-properties fo:font-style="italic" officeooo:rsid="00c44438" style:font-style-asian="italic" style:font-style-complex="italic"/>
    </style:style>
    <style:style style:name="T18" style:family="text">
      <style:text-properties fo:font-style="italic" officeooo:rsid="00ae2724" style:font-style-asian="italic" style:font-style-complex="italic"/>
    </style:style>
    <style:style style:name="T19" style:family="text">
      <style:text-properties fo:font-style="italic" officeooo:rsid="00babfdf" style:font-style-asian="italic" style:font-style-complex="italic"/>
    </style:style>
    <style:style style:name="T20" style:family="text">
      <style:text-properties fo:font-style="italic" officeooo:rsid="00bb87a3" style:font-style-asian="italic" style:font-style-complex="italic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3dff52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3850c9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3d2b48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046b945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048858a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0489a99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officeooo:rsid="010b0f5f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0471de9" style:font-style-asian="italic" style:font-weight-asian="bold" style:font-style-complex="italic" style:font-weight-complex="bold"/>
    </style:style>
    <style:style style:name="T30" style:family="text">
      <style:text-properties fo:font-style="italic" fo:font-weight="bold" officeooo:rsid="004c9f24" style:font-style-asian="italic" style:font-weight-asian="bold" style:font-style-complex="italic" style:font-weight-complex="bold"/>
    </style:style>
    <style:style style:name="T31" style:family="text">
      <style:text-properties fo:font-style="italic" fo:font-weight="bold" officeooo:rsid="004e4494" style:font-style-asian="italic" style:font-weight-asian="bold" style:font-style-complex="italic" style:font-weight-complex="bold"/>
    </style:style>
    <style:style style:name="T32" style:family="text">
      <style:text-properties fo:font-style="italic" fo:font-weight="bold" officeooo:rsid="0055e551" style:font-style-asian="italic" style:font-weight-asian="bold" style:font-style-complex="italic" style:font-weight-complex="bold"/>
    </style:style>
    <style:style style:name="T33" style:family="text">
      <style:text-properties fo:font-style="italic" fo:font-weight="bold" officeooo:rsid="005b8f20" style:font-style-asian="italic" style:font-weight-asian="bold" style:font-style-complex="italic" style:font-weight-complex="bold"/>
    </style:style>
    <style:style style:name="T34" style:family="text">
      <style:text-properties fo:font-style="italic" fo:font-weight="bold" officeooo:rsid="00693a85" style:font-style-asian="italic" style:font-weight-asian="bold" style:font-style-complex="italic" style:font-weight-complex="bold"/>
    </style:style>
    <style:style style:name="T35" style:family="text">
      <style:text-properties fo:font-style="italic" fo:font-weight="bold" officeooo:rsid="00692517" style:font-style-asian="italic" style:font-weight-asian="bold" style:font-style-complex="italic" style:font-weight-complex="bold"/>
    </style:style>
    <style:style style:name="T36" style:family="text">
      <style:text-properties fo:font-style="italic" fo:font-weight="bold" officeooo:rsid="006cb158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73c64d" style:font-style-asian="italic" style:font-weight-asian="bold" style:font-style-complex="italic" style:font-weight-complex="bold"/>
    </style:style>
    <style:style style:name="T38" style:family="text">
      <style:text-properties fo:font-style="italic" fo:font-weight="bold" officeooo:rsid="007861c2" style:font-style-asian="italic" style:font-weight-asian="bold" style:font-style-complex="italic" style:font-weight-complex="bold"/>
    </style:style>
    <style:style style:name="T39" style:family="text">
      <style:text-properties fo:font-style="italic" fo:font-weight="bold" officeooo:rsid="00846a73" style:font-style-asian="italic" style:font-weight-asian="bold" style:font-style-complex="italic" style:font-weight-complex="bold"/>
    </style:style>
    <style:style style:name="T40" style:family="text">
      <style:text-properties fo:font-style="italic" fo:font-weight="bold" officeooo:rsid="0150c54b" style:font-style-asian="italic" style:font-weight-asian="bold" style:font-style-complex="italic" style:font-weight-complex="bold"/>
    </style:style>
    <style:style style:name="T41" style:family="text">
      <style:text-properties fo:font-style="italic" fo:font-weight="bold" officeooo:rsid="008a9075" style:font-style-asian="italic" style:font-weight-asian="bold" style:font-style-complex="italic" style:font-weight-complex="bold"/>
    </style:style>
    <style:style style:name="T42" style:family="text">
      <style:text-properties fo:font-style="italic" fo:font-weight="bold" officeooo:rsid="008f57f6" style:font-style-asian="italic" style:font-weight-asian="bold" style:font-style-complex="italic" style:font-weight-complex="bold"/>
    </style:style>
    <style:style style:name="T43" style:family="text">
      <style:text-properties fo:font-style="italic" fo:font-weight="bold" officeooo:rsid="00900052" style:font-style-asian="italic" style:font-weight-asian="bold" style:font-style-complex="italic" style:font-weight-complex="bold"/>
    </style:style>
    <style:style style:name="T44" style:family="text">
      <style:text-properties fo:font-style="italic" fo:font-weight="bold" officeooo:rsid="0091e49d" style:font-style-asian="italic" style:font-weight-asian="bold" style:font-style-complex="italic" style:font-weight-complex="bold"/>
    </style:style>
    <style:style style:name="T45" style:family="text">
      <style:text-properties fo:font-style="italic" fo:font-weight="bold" officeooo:rsid="009b579d" style:font-style-asian="italic" style:font-weight-asian="bold" style:font-style-complex="italic" style:font-weight-complex="bold"/>
    </style:style>
    <style:style style:name="T46" style:family="text">
      <style:text-properties fo:font-style="italic" fo:font-weight="bold" officeooo:rsid="009cbc4d" style:font-style-asian="italic" style:font-weight-asian="bold" style:font-style-complex="italic" style:font-weight-complex="bold"/>
    </style:style>
    <style:style style:name="T47" style:family="text">
      <style:text-properties fo:font-style="italic" fo:font-weight="bold" officeooo:rsid="009d0320" style:font-style-asian="italic" style:font-weight-asian="bold" style:font-style-complex="italic" style:font-weight-complex="bold"/>
    </style:style>
    <style:style style:name="T48" style:family="text">
      <style:text-properties fo:font-style="italic" fo:font-weight="bold" officeooo:rsid="009da39e" style:font-style-asian="italic" style:font-weight-asian="bold" style:font-style-complex="italic" style:font-weight-complex="bold"/>
    </style:style>
    <style:style style:name="T49" style:family="text">
      <style:text-properties fo:font-style="italic" fo:font-weight="bold" officeooo:rsid="017ef681" style:font-style-asian="italic" style:font-weight-asian="bold" style:font-style-complex="italic" style:font-weight-complex="bold"/>
    </style:style>
    <style:style style:name="T50" style:family="text">
      <style:text-properties fo:font-style="italic" fo:font-weight="bold" officeooo:rsid="00a51794" style:font-style-asian="italic" style:font-weight-asian="bold" style:font-style-complex="italic" style:font-weight-complex="bold"/>
    </style:style>
    <style:style style:name="T51" style:family="text">
      <style:text-properties fo:font-style="italic" fo:font-weight="bold" officeooo:rsid="00a587d1" style:font-style-asian="italic" style:font-weight-asian="bold" style:font-style-complex="italic" style:font-weight-complex="bold"/>
    </style:style>
    <style:style style:name="T52" style:family="text">
      <style:text-properties fo:font-style="italic" fo:font-weight="bold" officeooo:rsid="00a87983" style:font-style-asian="italic" style:font-weight-asian="bold" style:font-style-complex="italic" style:font-weight-complex="bold"/>
    </style:style>
    <style:style style:name="T53" style:family="text">
      <style:text-properties fo:font-style="italic" fo:font-weight="bold" officeooo:rsid="00a71b06" style:font-style-asian="italic" style:font-weight-asian="bold" style:font-style-complex="italic" style:font-weight-complex="bold"/>
    </style:style>
    <style:style style:name="T54" style:family="text">
      <style:text-properties fo:font-style="italic" fo:font-weight="bold" officeooo:rsid="00afca59" style:font-style-asian="italic" style:font-weight-asian="bold" style:font-style-complex="italic" style:font-weight-complex="bold"/>
    </style:style>
    <style:style style:name="T55" style:family="text">
      <style:text-properties fo:font-style="italic" fo:font-weight="bold" officeooo:rsid="00ae2724" style:font-style-asian="italic" style:font-weight-asian="bold" style:font-style-complex="italic" style:font-weight-complex="bold"/>
    </style:style>
    <style:style style:name="T56" style:family="text">
      <style:text-properties fo:font-style="italic" fo:font-weight="bold" officeooo:rsid="00b1bc9d" style:font-style-asian="italic" style:font-weight-asian="bold" style:font-style-complex="italic" style:font-weight-complex="bold"/>
    </style:style>
    <style:style style:name="T57" style:family="text">
      <style:text-properties fo:font-style="italic" fo:font-weight="bold" officeooo:rsid="00b39448" style:font-style-asian="italic" style:font-weight-asian="bold" style:font-style-complex="italic" style:font-weight-complex="bold"/>
    </style:style>
    <style:style style:name="T58" style:family="text">
      <style:text-properties fo:font-style="italic" fo:font-weight="bold" officeooo:rsid="00b506d2" style:font-style-asian="italic" style:font-weight-asian="bold" style:font-style-complex="italic" style:font-weight-complex="bold"/>
    </style:style>
    <style:style style:name="T59" style:family="text">
      <style:text-properties fo:font-style="italic" fo:font-weight="bold" officeooo:rsid="00b519b0" style:font-style-asian="italic" style:font-weight-asian="bold" style:font-style-complex="italic" style:font-weight-complex="bold"/>
    </style:style>
    <style:style style:name="T60" style:family="text">
      <style:text-properties fo:font-style="italic" fo:font-weight="bold" officeooo:rsid="00b702be" style:font-style-asian="italic" style:font-weight-asian="bold" style:font-style-complex="italic" style:font-weight-complex="bold"/>
    </style:style>
    <style:style style:name="T61" style:family="text">
      <style:text-properties fo:font-style="italic" fo:font-weight="bold" officeooo:rsid="00be0917" style:font-style-asian="italic" style:font-weight-asian="bold" style:font-style-complex="italic" style:font-weight-complex="bold"/>
    </style:style>
    <style:style style:name="T62" style:family="text">
      <style:text-properties fo:font-style="italic" fo:font-weight="bold" officeooo:rsid="00bb87a3" style:font-style-asian="italic" style:font-weight-asian="bold" style:font-style-complex="italic" style:font-weight-complex="bold"/>
    </style:style>
    <style:style style:name="T63" style:family="text">
      <style:text-properties fo:font-style="italic" fo:font-weight="bold" officeooo:rsid="00c16e8b" style:font-style-asian="italic" style:font-weight-asian="bold" style:font-style-complex="italic" style:font-weight-complex="bold"/>
    </style:style>
    <style:style style:name="T64" style:family="text">
      <style:text-properties fo:font-style="italic" fo:font-weight="bold" officeooo:rsid="00c595b0" style:font-style-asian="italic" style:font-weight-asian="bold" style:font-style-complex="italic" style:font-weight-complex="bold"/>
    </style:style>
    <style:style style:name="T65" style:family="text">
      <style:text-properties fo:font-style="italic" fo:font-weight="bold" officeooo:rsid="00c44438" style:font-style-asian="italic" style:font-weight-asian="bold" style:font-style-complex="italic" style:font-weight-complex="bold"/>
    </style:style>
    <style:style style:name="T66" style:family="text">
      <style:text-properties fo:font-style="italic" fo:font-weight="bold" officeooo:rsid="00c97c2a" style:font-style-asian="italic" style:font-weight-asian="bold" style:font-style-complex="italic" style:font-weight-complex="bold"/>
    </style:style>
    <style:style style:name="T67" style:family="text">
      <style:text-properties fo:font-style="italic" fo:font-weight="bold" officeooo:rsid="00cae388" style:font-style-asian="italic" style:font-weight-asian="bold" style:font-style-complex="italic" style:font-weight-complex="bold"/>
    </style:style>
    <style:style style:name="T68" style:family="text">
      <style:text-properties fo:font-style="italic" fo:font-weight="bold" officeooo:rsid="00d2ba57" style:font-style-asian="italic" style:font-weight-asian="bold" style:font-style-complex="italic" style:font-weight-complex="bold"/>
    </style:style>
    <style:style style:name="T69" style:family="text">
      <style:text-properties fo:font-style="italic" fo:font-weight="bold" officeooo:rsid="00d95905" style:font-style-asian="italic" style:font-weight-asian="bold" style:font-style-complex="italic" style:font-weight-complex="bold"/>
    </style:style>
    <style:style style:name="T70" style:family="text">
      <style:text-properties fo:font-style="italic" fo:font-weight="bold" officeooo:rsid="00db29fd" style:font-style-asian="italic" style:font-weight-asian="bold" style:font-style-complex="italic" style:font-weight-complex="bold"/>
    </style:style>
    <style:style style:name="T71" style:family="text">
      <style:text-properties fo:font-style="italic" fo:font-weight="bold" officeooo:rsid="00dd8f2f" style:font-style-asian="italic" style:font-weight-asian="bold" style:font-style-complex="italic" style:font-weight-complex="bold"/>
    </style:style>
    <style:style style:name="T72" style:family="text">
      <style:text-properties fo:font-style="italic" fo:font-weight="bold" officeooo:rsid="00e015f8" style:font-style-asian="italic" style:font-weight-asian="bold" style:font-style-complex="italic" style:font-weight-complex="bold"/>
    </style:style>
    <style:style style:name="T73" style:family="text">
      <style:text-properties fo:font-style="italic" fo:font-weight="bold" officeooo:rsid="01d8336a" style:font-style-asian="italic" style:font-weight-asian="bold" style:font-style-complex="italic" style:font-weight-complex="bold"/>
    </style:style>
    <style:style style:name="T74" style:family="text">
      <style:text-properties fo:font-style="italic" fo:font-weight="bold" officeooo:rsid="00e05768" style:font-style-asian="italic" style:font-weight-asian="bold" style:font-style-complex="italic" style:font-weight-complex="bold"/>
    </style:style>
    <style:style style:name="T75" style:family="text">
      <style:text-properties fo:font-style="italic" fo:font-weight="bold" officeooo:rsid="01e39ffe" style:font-style-asian="italic" style:font-weight-asian="bold" style:font-style-complex="italic" style:font-weight-complex="bold"/>
    </style:style>
    <style:style style:name="T76" style:family="text">
      <style:text-properties fo:font-style="italic" fo:font-weight="bold" officeooo:rsid="01e57851" style:font-style-asian="italic" style:font-weight-asian="bold" style:font-style-complex="italic" style:font-weight-complex="bold"/>
    </style:style>
    <style:style style:name="T77" style:family="text">
      <style:text-properties fo:font-style="italic" fo:font-weight="bold" officeooo:rsid="00e649cb" style:font-style-asian="italic" style:font-weight-asian="bold" style:font-style-complex="italic" style:font-weight-complex="bold"/>
    </style:style>
    <style:style style:name="T78" style:family="text">
      <style:text-properties fo:font-style="italic" fo:font-weight="bold" officeooo:rsid="00eac313" style:font-style-asian="italic" style:font-weight-asian="bold" style:font-style-complex="italic" style:font-weight-complex="bold"/>
    </style:style>
    <style:style style:name="T79" style:family="text">
      <style:text-properties fo:font-style="italic" fo:font-weight="bold" officeooo:rsid="00ec3fd0" style:font-style-asian="italic" style:font-weight-asian="bold" style:font-style-complex="italic" style:font-weight-complex="bold"/>
    </style:style>
    <style:style style:name="T8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81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82" style:family="text">
      <style:text-properties fo:font-style="italic" style:text-underline-style="solid" style:text-underline-width="auto" style:text-underline-color="font-color" fo:font-weight="bold" officeooo:rsid="00be0917" style:font-style-asian="italic" style:font-weight-asian="bold" style:font-style-complex="italic" style:font-weight-complex="bold"/>
    </style:style>
    <style:style style:name="T83" style:family="text">
      <style:text-properties fo:font-style="italic" style:text-underline-style="solid" style:text-underline-width="auto" style:text-underline-color="font-color" fo:font-weight="bold" officeooo:rsid="00e015f8" style:font-style-asian="italic" style:font-weight-asian="bold" style:font-style-complex="italic" style:font-weight-complex="bold"/>
    </style:style>
    <style:style style:name="T84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85" style:family="text">
      <style:text-properties fo:font-style="italic" style:text-underline-style="none" fo:font-weight="bold" officeooo:rsid="00e9fbae" style:font-style-asian="italic" style:font-weight-asian="bold" style:font-style-complex="italic" style:font-weight-complex="bold"/>
    </style:style>
    <style:style style:name="T86" style:family="text">
      <style:text-properties officeooo:rsid="003850c9"/>
    </style:style>
    <style:style style:name="T87" style:family="text">
      <style:text-properties officeooo:rsid="003a0b15"/>
    </style:style>
    <style:style style:name="T88" style:family="text">
      <style:text-properties officeooo:rsid="003b63cc"/>
    </style:style>
    <style:style style:name="T89" style:family="text">
      <style:text-properties officeooo:rsid="003bfe47"/>
    </style:style>
    <style:style style:name="T90" style:family="text">
      <style:text-properties officeooo:rsid="003d2b48"/>
    </style:style>
    <style:style style:name="T91" style:family="text">
      <style:text-properties officeooo:rsid="003dff52"/>
    </style:style>
    <style:style style:name="T92" style:family="text">
      <style:text-properties officeooo:rsid="0043fee2"/>
    </style:style>
    <style:style style:name="T93" style:family="text">
      <style:text-properties officeooo:rsid="00450ce5"/>
    </style:style>
    <style:style style:name="T94" style:family="text">
      <style:text-properties officeooo:rsid="0046b945"/>
    </style:style>
    <style:style style:name="T95" style:family="text">
      <style:text-properties officeooo:rsid="00471de9"/>
    </style:style>
    <style:style style:name="T96" style:family="text">
      <style:text-properties officeooo:rsid="0048858a"/>
    </style:style>
    <style:style style:name="T97" style:family="text">
      <style:text-properties officeooo:rsid="00489a99"/>
    </style:style>
    <style:style style:name="T98" style:family="text">
      <style:text-properties officeooo:rsid="00498b5a"/>
    </style:style>
    <style:style style:name="T99" style:family="text">
      <style:text-properties officeooo:rsid="004c9f24"/>
    </style:style>
    <style:style style:name="T100" style:family="text">
      <style:text-properties officeooo:rsid="004e4494"/>
    </style:style>
    <style:style style:name="T101" style:family="text">
      <style:text-properties officeooo:rsid="004e48f5"/>
    </style:style>
    <style:style style:name="T102" style:family="text">
      <style:text-properties officeooo:rsid="004f439c"/>
    </style:style>
    <style:style style:name="T103" style:family="text">
      <style:text-properties officeooo:rsid="0051ac50"/>
    </style:style>
    <style:style style:name="T104" style:family="text">
      <style:text-properties officeooo:rsid="005b8f20"/>
    </style:style>
    <style:style style:name="T105" style:family="text">
      <style:text-properties fo:font-style="normal" style:font-style-asian="normal" style:font-style-complex="normal"/>
    </style:style>
    <style:style style:name="T106" style:family="text">
      <style:text-properties fo:font-style="normal" officeooo:rsid="00616ae0" style:font-style-asian="normal" style:font-style-complex="normal"/>
    </style:style>
    <style:style style:name="T107" style:family="text">
      <style:text-properties fo:font-style="normal" officeooo:rsid="0062c0b4" style:font-style-asian="normal" style:font-style-complex="normal"/>
    </style:style>
    <style:style style:name="T108" style:family="text">
      <style:text-properties fo:font-style="normal" officeooo:rsid="0065ce21" style:font-style-asian="normal" style:font-style-complex="normal"/>
    </style:style>
    <style:style style:name="T109" style:family="text">
      <style:text-properties fo:font-style="normal" officeooo:rsid="00692517" style:font-style-asian="normal" style:font-style-complex="normal"/>
    </style:style>
    <style:style style:name="T110" style:family="text">
      <style:text-properties fo:font-style="normal" officeooo:rsid="00693a85" style:font-style-asian="normal" style:font-style-complex="normal"/>
    </style:style>
    <style:style style:name="T111" style:family="text">
      <style:text-properties fo:font-style="normal" officeooo:rsid="0069d5b7" style:font-style-asian="normal" style:font-style-complex="normal"/>
    </style:style>
    <style:style style:name="T112" style:family="text">
      <style:text-properties fo:font-style="normal" officeooo:rsid="006cb158" style:font-style-asian="normal" style:font-style-complex="normal"/>
    </style:style>
    <style:style style:name="T113" style:family="text">
      <style:text-properties fo:font-style="normal" officeooo:rsid="006d82c7" style:font-style-asian="normal" style:font-style-complex="normal"/>
    </style:style>
    <style:style style:name="T114" style:family="text">
      <style:text-properties fo:font-style="normal" officeooo:rsid="00710fa5" style:font-style-asian="normal" style:font-style-complex="normal"/>
    </style:style>
    <style:style style:name="T115" style:family="text">
      <style:text-properties fo:font-style="normal" officeooo:rsid="0071bad5" style:font-style-asian="normal" style:font-style-complex="normal"/>
    </style:style>
    <style:style style:name="T116" style:family="text">
      <style:text-properties fo:font-style="normal" officeooo:rsid="0073c64d" style:font-style-asian="normal" style:font-style-complex="normal"/>
    </style:style>
    <style:style style:name="T117" style:family="text">
      <style:text-properties fo:font-style="normal" officeooo:rsid="00762cd8" style:font-style-asian="normal" style:font-style-complex="normal"/>
    </style:style>
    <style:style style:name="T118" style:family="text">
      <style:text-properties fo:font-style="normal" officeooo:rsid="00735b17" style:font-style-asian="normal" style:font-style-complex="normal"/>
    </style:style>
    <style:style style:name="T119" style:family="text">
      <style:text-properties fo:font-style="normal" officeooo:rsid="007861c2" style:font-style-asian="normal" style:font-style-complex="normal"/>
    </style:style>
    <style:style style:name="T120" style:family="text">
      <style:text-properties fo:font-style="normal" officeooo:rsid="0079f01a" style:font-style-asian="normal" style:font-style-complex="normal"/>
    </style:style>
    <style:style style:name="T121" style:family="text">
      <style:text-properties fo:font-style="normal" officeooo:rsid="007b2d33" style:font-style-asian="normal" style:font-style-complex="normal"/>
    </style:style>
    <style:style style:name="T122" style:family="text">
      <style:text-properties fo:font-style="normal" officeooo:rsid="00a71b06" style:font-style-asian="normal" style:font-style-complex="normal"/>
    </style:style>
    <style:style style:name="T123" style:family="text">
      <style:text-properties fo:font-style="normal" officeooo:rsid="00a51794" style:font-style-asian="normal" style:font-style-complex="normal"/>
    </style:style>
    <style:style style:name="T124" style:family="text">
      <style:text-properties fo:font-style="normal" officeooo:rsid="00a587d1" style:font-style-asian="normal" style:font-style-complex="normal"/>
    </style:style>
    <style:style style:name="T125" style:family="text">
      <style:text-properties fo:font-style="normal" officeooo:rsid="00a87983" style:font-style-asian="normal" style:font-style-complex="normal"/>
    </style:style>
    <style:style style:name="T126" style:family="text">
      <style:text-properties fo:font-style="normal" officeooo:rsid="00a98f5c" style:font-style-asian="normal" style:font-style-complex="normal"/>
    </style:style>
    <style:style style:name="T127" style:family="text">
      <style:text-properties fo:font-style="normal" officeooo:rsid="00b506d2" style:font-style-asian="normal" style:font-style-complex="normal"/>
    </style:style>
    <style:style style:name="T128" style:family="text">
      <style:text-properties fo:font-style="normal" officeooo:rsid="00b519b0" style:font-style-asian="normal" style:font-style-complex="normal"/>
    </style:style>
    <style:style style:name="T129" style:family="text">
      <style:text-properties fo:font-style="normal" officeooo:rsid="00b702be" style:font-style-asian="normal" style:font-style-complex="normal"/>
    </style:style>
    <style:style style:name="T130" style:family="text">
      <style:text-properties fo:font-style="normal" officeooo:rsid="00b89cf4" style:font-style-asian="normal" style:font-style-complex="normal"/>
    </style:style>
    <style:style style:name="T131" style:family="text">
      <style:text-properties fo:font-style="normal" officeooo:rsid="00babfdf" style:font-style-asian="normal" style:font-style-complex="normal"/>
    </style:style>
    <style:style style:name="T132" style:family="text">
      <style:text-properties fo:font-style="normal" officeooo:rsid="012f1d4e" style:font-style-asian="normal" style:font-style-complex="normal"/>
    </style:style>
    <style:style style:name="T133" style:family="text">
      <style:text-properties fo:font-style="normal" officeooo:rsid="00ae2724" style:font-style-asian="normal" style:font-style-complex="normal"/>
    </style:style>
    <style:style style:name="T134" style:family="text">
      <style:text-properties fo:font-style="normal" officeooo:rsid="01884f31" style:font-style-asian="normal" style:font-style-complex="normal"/>
    </style:style>
    <style:style style:name="T135" style:family="text">
      <style:text-properties fo:font-style="normal" officeooo:rsid="00afca59" style:font-style-asian="normal" style:font-style-complex="normal"/>
    </style:style>
    <style:style style:name="T136" style:family="text">
      <style:text-properties fo:font-style="normal" officeooo:rsid="00b07a8e" style:font-style-asian="normal" style:font-style-complex="normal"/>
    </style:style>
    <style:style style:name="T137" style:family="text">
      <style:text-properties fo:font-style="normal" officeooo:rsid="018f13ab" style:font-style-asian="normal" style:font-style-complex="normal"/>
    </style:style>
    <style:style style:name="T138" style:family="text">
      <style:text-properties fo:font-style="normal" officeooo:rsid="00b1bc9d" style:font-style-asian="normal" style:font-style-complex="normal"/>
    </style:style>
    <style:style style:name="T139" style:family="text">
      <style:text-properties fo:font-style="normal" officeooo:rsid="019502a4" style:font-style-asian="normal" style:font-style-complex="normal"/>
    </style:style>
    <style:style style:name="T140" style:family="text">
      <style:text-properties fo:font-style="normal" officeooo:rsid="019637fa" style:font-style-asian="normal" style:font-style-complex="normal"/>
    </style:style>
    <style:style style:name="T141" style:family="text">
      <style:text-properties fo:font-style="normal" officeooo:rsid="00bb87a3" style:font-style-asian="normal" style:font-style-complex="normal"/>
    </style:style>
    <style:style style:name="T142" style:family="text">
      <style:text-properties fo:font-style="normal" officeooo:rsid="00bc805a" style:font-style-asian="normal" style:font-style-complex="normal"/>
    </style:style>
    <style:style style:name="T143" style:family="text">
      <style:text-properties fo:font-style="normal" officeooo:rsid="00be0917" style:font-style-asian="normal" style:font-style-complex="normal"/>
    </style:style>
    <style:style style:name="T14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45" style:family="text">
      <style:text-properties fo:font-style="normal" style:text-underline-style="solid" style:text-underline-width="auto" style:text-underline-color="font-color" officeooo:rsid="0048858a" style:font-style-asian="normal" style:font-style-complex="normal"/>
    </style:style>
    <style:style style:name="T146" style:family="text">
      <style:text-properties fo:font-style="normal" style:text-underline-style="solid" style:text-underline-width="auto" style:text-underline-color="font-color" officeooo:rsid="00693a85" style:font-style-asian="normal" style:font-style-complex="normal"/>
    </style:style>
    <style:style style:name="T147" style:family="text">
      <style:text-properties fo:font-style="normal" style:text-underline-style="solid" style:text-underline-width="auto" style:text-underline-color="font-color" officeooo:rsid="0069d5b7" style:font-style-asian="normal" style:font-style-complex="normal"/>
    </style:style>
    <style:style style:name="T148" style:family="text">
      <style:text-properties fo:font-style="normal" style:text-underline-style="solid" style:text-underline-width="auto" style:text-underline-color="font-color" officeooo:rsid="007b2d33" style:font-style-asian="normal" style:font-style-complex="normal"/>
    </style:style>
    <style:style style:name="T149" style:family="text">
      <style:text-properties fo:font-style="normal" style:text-underline-style="solid" style:text-underline-width="auto" style:text-underline-color="font-color" officeooo:rsid="00a587d1" style:font-style-asian="normal" style:font-style-complex="normal"/>
    </style:style>
    <style:style style:name="T150" style:family="text">
      <style:text-properties fo:font-style="normal" style:text-underline-style="solid" style:text-underline-width="auto" style:text-underline-color="font-color" officeooo:rsid="00a71b06" style:font-style-asian="normal" style:font-style-complex="normal"/>
    </style:style>
    <style:style style:name="T151" style:family="text">
      <style:text-properties fo:font-style="normal" style:text-underline-style="solid" style:text-underline-width="auto" style:text-underline-color="font-color" officeooo:rsid="00afca59" style:font-style-asian="normal" style:font-style-complex="normal"/>
    </style:style>
    <style:style style:name="T152" style:family="text">
      <style:text-properties fo:font-style="normal" style:text-underline-style="solid" style:text-underline-width="auto" style:text-underline-color="font-color" officeooo:rsid="00b07a8e" style:font-style-asian="normal" style:font-style-complex="normal"/>
    </style:style>
    <style:style style:name="T153" style:family="text">
      <style:text-properties fo:font-style="normal" style:text-underline-style="solid" style:text-underline-width="auto" style:text-underline-color="font-color" officeooo:rsid="018f13ab" style:font-style-asian="normal" style:font-style-complex="normal"/>
    </style:style>
    <style:style style:name="T154" style:family="text">
      <style:text-properties fo:font-style="normal" style:text-underline-style="solid" style:text-underline-width="auto" style:text-underline-color="font-color" officeooo:rsid="00babfdf" style:font-style-asian="normal" style:font-style-complex="normal"/>
    </style:style>
    <style:style style:name="T155" style:family="text">
      <style:text-properties fo:font-style="normal" style:text-underline-style="solid" style:text-underline-width="auto" style:text-underline-color="font-color" officeooo:rsid="00bc805a" style:font-style-asian="normal" style:font-style-complex="normal"/>
    </style:style>
    <style:style style:name="T156" style:family="text">
      <style:text-properties fo:font-style="normal" style:text-underline-style="solid" style:text-underline-width="auto" style:text-underline-color="font-color" officeooo:rsid="00be0917" style:font-style-asian="normal" style:font-style-complex="normal"/>
    </style:style>
    <style:style style:name="T157" style:family="text">
      <style:text-properties fo:font-style="normal" style:text-underline-style="solid" style:text-underline-width="auto" style:text-underline-color="font-color" officeooo:rsid="01a118fa" style:font-style-asian="normal" style:font-style-complex="normal"/>
    </style:style>
    <style:style style:name="T158" style:family="text">
      <style:text-properties fo:font-style="normal" style:text-underline-style="solid" style:text-underline-width="auto" style:text-underline-color="font-color" fo:font-weight="normal" officeooo:rsid="006cb158" style:font-style-asian="normal" style:font-weight-asian="normal" style:font-style-complex="normal" style:font-weight-complex="normal"/>
    </style:style>
    <style:style style:name="T159" style:family="text">
      <style:text-properties fo:font-style="normal" style:text-underline-style="solid" style:text-underline-width="auto" style:text-underline-color="font-color" fo:font-weight="bold" officeooo:rsid="00afca59" style:font-style-asian="normal" style:font-weight-asian="bold" style:font-style-complex="normal" style:font-weight-complex="bold"/>
    </style:style>
    <style:style style:name="T160" style:family="text">
      <style:text-properties fo:font-style="normal" fo:font-weight="bold" officeooo:rsid="00babfdf" style:font-style-asian="normal" style:font-weight-asian="bold" style:font-style-complex="normal" style:font-weight-complex="bold"/>
    </style:style>
    <style:style style:name="T161" style:family="text">
      <style:text-properties officeooo:rsid="007f7613"/>
    </style:style>
    <style:style style:name="T162" style:family="text">
      <style:text-properties officeooo:rsid="0080b5c0"/>
    </style:style>
    <style:style style:name="T163" style:family="text">
      <style:text-properties officeooo:rsid="00823150"/>
    </style:style>
    <style:style style:name="T164" style:family="text">
      <style:text-properties officeooo:rsid="00846a73"/>
    </style:style>
    <style:style style:name="T165" style:family="text">
      <style:text-properties officeooo:rsid="0086696e"/>
    </style:style>
    <style:style style:name="T166" style:family="text">
      <style:text-properties officeooo:rsid="0087ca7b"/>
    </style:style>
    <style:style style:name="T167" style:family="text">
      <style:text-properties officeooo:rsid="008a9075"/>
    </style:style>
    <style:style style:name="T168" style:family="text">
      <style:text-properties officeooo:rsid="008f57f6"/>
    </style:style>
    <style:style style:name="T169" style:family="text">
      <style:text-properties officeooo:rsid="00900052"/>
    </style:style>
    <style:style style:name="T170" style:family="text">
      <style:text-properties officeooo:rsid="0091e49d"/>
    </style:style>
    <style:style style:name="T171" style:family="text">
      <style:text-properties officeooo:rsid="0095c4ce"/>
    </style:style>
    <style:style style:name="T172" style:family="text">
      <style:text-properties officeooo:rsid="0096f5e9"/>
    </style:style>
    <style:style style:name="T173" style:family="text">
      <style:text-properties officeooo:rsid="009b579d"/>
    </style:style>
    <style:style style:name="T174" style:family="text">
      <style:text-properties officeooo:rsid="009cbc4d"/>
    </style:style>
    <style:style style:name="T175" style:family="text">
      <style:text-properties officeooo:rsid="009d0320"/>
    </style:style>
    <style:style style:name="T176" style:family="text">
      <style:text-properties officeooo:rsid="009da39e"/>
    </style:style>
    <style:style style:name="T177" style:family="text">
      <style:text-properties officeooo:rsid="00b39448"/>
    </style:style>
    <style:style style:name="T178" style:family="text">
      <style:text-properties officeooo:rsid="00c16e8b"/>
    </style:style>
    <style:style style:name="T179" style:family="text">
      <style:text-properties officeooo:rsid="00c44438"/>
    </style:style>
    <style:style style:name="T180" style:family="text">
      <style:text-properties officeooo:rsid="00c5917a"/>
    </style:style>
    <style:style style:name="T181" style:family="text">
      <style:text-properties officeooo:rsid="00c595b0"/>
    </style:style>
    <style:style style:name="T182" style:family="text">
      <style:text-properties officeooo:rsid="00c97c2a"/>
    </style:style>
    <style:style style:name="T183" style:family="text">
      <style:text-properties officeooo:rsid="00cae388"/>
    </style:style>
    <style:style style:name="T184" style:family="text">
      <style:text-properties officeooo:rsid="00cc4c89"/>
    </style:style>
    <style:style style:name="T185" style:family="text">
      <style:text-properties officeooo:rsid="00d1b3d2"/>
    </style:style>
    <style:style style:name="T186" style:family="text">
      <style:text-properties officeooo:rsid="00d2ba57"/>
    </style:style>
    <style:style style:name="T187" style:family="text">
      <style:text-properties officeooo:rsid="00d95905"/>
    </style:style>
    <style:style style:name="T188" style:family="text">
      <style:text-properties officeooo:rsid="00db29fd"/>
    </style:style>
    <style:style style:name="T189" style:family="text">
      <style:text-properties officeooo:rsid="00dd8f2f"/>
    </style:style>
    <style:style style:name="T190" style:family="text">
      <style:text-properties officeooo:rsid="00e015f8"/>
    </style:style>
    <style:style style:name="T191" style:family="text">
      <style:text-properties officeooo:rsid="00e05768"/>
    </style:style>
    <style:style style:name="T192" style:family="text">
      <style:text-properties officeooo:rsid="00e35abd"/>
    </style:style>
    <style:style style:name="T193" style:family="text">
      <style:text-properties officeooo:rsid="00e61127"/>
    </style:style>
    <style:style style:name="T194" style:family="text">
      <style:text-properties officeooo:rsid="00e649cb"/>
    </style:style>
    <style:style style:name="T195" style:family="text">
      <style:text-properties officeooo:rsid="00e9fbae"/>
    </style:style>
    <style:style style:name="T196" style:family="text">
      <style:text-properties officeooo:rsid="00ea38ed"/>
    </style:style>
    <style:style style:name="T197" style:family="text">
      <style:text-properties officeooo:rsid="00eac313"/>
    </style:style>
    <style:style style:name="T198" style:family="text">
      <style:text-properties officeooo:rsid="00ec3fd0"/>
    </style:style>
    <style:style style:name="T199" style:family="text">
      <style:text-properties officeooo:rsid="00ee7e16"/>
    </style:style>
    <style:style style:name="T200" style:family="text">
      <style:text-properties style:text-underline-style="solid" style:text-underline-width="auto" style:text-underline-color="font-color"/>
    </style:style>
    <style:style style:name="T201" style:family="text">
      <style:text-properties style:text-underline-style="solid" style:text-underline-width="auto" style:text-underline-color="font-color" officeooo:rsid="003850c9"/>
    </style:style>
    <style:style style:name="T202" style:family="text">
      <style:text-properties style:text-underline-style="solid" style:text-underline-width="auto" style:text-underline-color="font-color" officeooo:rsid="003d2b48"/>
    </style:style>
    <style:style style:name="T203" style:family="text">
      <style:text-properties style:text-underline-style="solid" style:text-underline-width="auto" style:text-underline-color="font-color" officeooo:rsid="0043fee2"/>
    </style:style>
    <style:style style:name="T204" style:family="text">
      <style:text-properties style:text-underline-style="solid" style:text-underline-width="auto" style:text-underline-color="font-color" officeooo:rsid="0046b945"/>
    </style:style>
    <style:style style:name="T205" style:family="text">
      <style:text-properties style:text-underline-style="solid" style:text-underline-width="auto" style:text-underline-color="font-color" officeooo:rsid="0048858a"/>
    </style:style>
    <style:style style:name="T206" style:family="text">
      <style:text-properties style:text-underline-style="solid" style:text-underline-width="auto" style:text-underline-color="font-color" officeooo:rsid="00498b5a"/>
    </style:style>
    <style:style style:name="T207" style:family="text">
      <style:text-properties style:text-underline-style="solid" style:text-underline-width="auto" style:text-underline-color="font-color" officeooo:rsid="010d1ffa"/>
    </style:style>
    <style:style style:name="T208" style:family="text">
      <style:text-properties style:text-underline-style="solid" style:text-underline-width="auto" style:text-underline-color="font-color" officeooo:rsid="005b8f20"/>
    </style:style>
    <style:style style:name="T209" style:family="text">
      <style:text-properties style:text-underline-style="solid" style:text-underline-width="auto" style:text-underline-color="font-color" officeooo:rsid="009b579d"/>
    </style:style>
    <style:style style:name="T210" style:family="text">
      <style:text-properties style:text-underline-style="solid" style:text-underline-width="auto" style:text-underline-color="font-color" fo:font-weight="normal" officeooo:rsid="009cbc4d" style:font-weight-asian="normal" style:font-weight-complex="normal"/>
    </style:style>
    <style:style style:name="T211" style:family="text">
      <style:text-properties style:text-underline-style="solid" style:text-underline-width="auto" style:text-underline-color="font-color" fo:font-weight="normal" officeooo:rsid="00e015f8" style:font-weight-asian="normal" style:font-weight-complex="normal"/>
    </style:style>
    <style:style style:name="T212" style:family="text">
      <style:text-properties style:text-underline-style="solid" style:text-underline-width="auto" style:text-underline-color="font-color" officeooo:rsid="0193491e"/>
    </style:style>
    <style:style style:name="T213" style:family="text">
      <style:text-properties style:text-underline-style="solid" style:text-underline-width="auto" style:text-underline-color="font-color" officeooo:rsid="00c595b0"/>
    </style:style>
    <style:style style:name="T214" style:family="text">
      <style:text-properties style:text-underline-style="solid" style:text-underline-width="auto" style:text-underline-color="font-color" officeooo:rsid="00c97c2a"/>
    </style:style>
    <style:style style:name="T215" style:family="text">
      <style:text-properties style:text-underline-style="solid" style:text-underline-width="auto" style:text-underline-color="font-color" officeooo:rsid="00d95905"/>
    </style:style>
    <style:style style:name="T216" style:family="text">
      <style:text-properties style:text-underline-style="solid" style:text-underline-width="auto" style:text-underline-color="font-color" officeooo:rsid="00dd8f2f"/>
    </style:style>
    <style:style style:name="T217" style:family="text">
      <style:text-properties style:text-underline-style="solid" style:text-underline-width="auto" style:text-underline-color="font-color" officeooo:rsid="00e05768"/>
    </style:style>
    <style:style style:name="T218" style:family="text">
      <style:text-properties style:text-underline-style="solid" style:text-underline-width="auto" style:text-underline-color="font-color" officeooo:rsid="00e9fbae"/>
    </style:style>
    <style:style style:name="T219" style:family="text">
      <style:text-properties style:text-underline-style="solid" style:text-underline-width="auto" style:text-underline-color="font-color" officeooo:rsid="00ec3fd0"/>
    </style:style>
    <style:style style:name="T220" style:family="text">
      <style:text-properties officeooo:rsid="01639cd2"/>
    </style:style>
    <style:style style:name="T221" style:family="text">
      <style:text-properties officeooo:rsid="017c3359"/>
    </style:style>
    <style:style style:name="T222" style:family="text">
      <style:text-properties officeooo:rsid="017c3569"/>
    </style:style>
    <style:style style:name="T223" style:family="text">
      <style:text-properties officeooo:rsid="0193491e"/>
    </style:style>
    <style:style style:name="T224" style:family="text">
      <style:text-properties style:text-underline-style="none"/>
    </style:style>
    <style:style style:name="T225" style:family="text">
      <style:text-properties officeooo:rsid="01e49be3"/>
    </style:style>
    <style:style style:name="T226" style:family="text">
      <style:text-properties officeooo:rsid="01e57851"/>
    </style:style>
    <style:style style:name="T227" style:family="text">
      <style:text-properties officeooo:rsid="01eca399"/>
    </style:style>
    <style:style style:name="T228" style:family="text">
      <style:text-properties officeooo:rsid="01ee4ec3"/>
    </style:style>
    <style:style style:name="T229" style:family="text">
      <style:text-properties officeooo:rsid="01ef5d3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9">Persistence</text:p>
      <text:p text:style-name="P70">Interlude: Files and Directories</text:p>
      <text:p text:style-name="P8">We add another piece to the <text:span text:style-name="T21">virtualization</text:span> puzzle: <text:span text:style-name="T21">persistent storage</text:span>. <text:span text:style-name="T86">A </text:span><text:span text:style-name="T23">persistent storage device</text:span><text:span text:style-name="T86"> such as a </text:span><text:span text:style-name="T201">hard disk drive</text:span><text:span text:style-name="T86"> or a more </text:span><text:span text:style-name="T201">modern solid-state drive device</text:span><text:span text:style-name="T86"> </text:span><text:span text:style-name="T87">stores information </text:span><text:span text:style-name="T88">permanently </text:span><text:span text:style-name="T89">(or at least for a long time). </text:span><text:span text:style-name="T90">A persistent storage device keeps data </text:span><text:span text:style-name="T202">intact</text:span><text:span text:style-name="T90"> in case of a </text:span><text:span text:style-name="T24">powerloss</text:span><text:span text:style-name="T90">. </text:span><text:span text:style-name="T91">Thus, the OS must take extra care since this is </text:span><text:span text:style-name="T22">data</text:span><text:span text:style-name="T91"> we really care about. </text:span></text:p>
      <text:p text:style-name="P1">The Crux: How Do We Manage A Persistent Device?</text:p>
      <text:p text:style-name="P2">39.1 Files And Directories</text:p>
      <text:p text:style-name="P9">For virtualization, <text:span text:style-name="T200">2 key abstractions</text:span> of persistent storage have been developed over time:</text:p>
      <text:list xml:id="list3055282401" text:style-name="L1">
        <text:list-item>
          <text:p text:style-name="P71">File</text:p>
        </text:list-item>
        <text:list-item>
          <text:p text:style-name="P71">Directory</text:p>
        </text:list-item>
      </text:list>
      <text:p text:style-name="P10">A <text:span text:style-name="T21">file</text:span> is a linear array of byte each of which you can read and write to. <text:span text:style-name="T92">Each file has some kind of </text:span><text:span text:style-name="T203">low-level name</text:span><text:span text:style-name="T92">, usually which the user does not know abou</text:span><text:span text:style-name="T93">t. </text:span><text:span text:style-name="T94">The </text:span><text:span text:style-name="T204">low-level name</text:span><text:span text:style-name="T94"> of a </text:span><text:span text:style-name="T25">file</text:span><text:span text:style-name="T94"> is often refferred to as its </text:span><text:span text:style-name="T25">inode number</text:span><text:span text:style-name="T94">. </text:span><text:span text:style-name="T95">The OS does not know much about the structure of a </text:span><text:span text:style-name="T29">file</text:span><text:span text:style-name="T95"> since its task is just to simply store it persistently on disk and make sure that you get it back when requesting that. </text:span></text:p>
      <text:p text:style-name="P11">A <text:span text:style-name="T21">directory</text:span> also has a <text:span text:style-name="T200">low-level name</text:span> (<text:span text:style-name="T21">inode number</text:span>) but its contents are quite specific. <text:span text:style-name="T96">The directory contains a </text:span><text:span text:style-name="T205">list</text:span><text:span text:style-name="T96"> of </text:span><text:span text:style-name="T145">user-readables names</text:span><text:span text:style-name="T96"> and </text:span><text:span text:style-name="T205">low-level names</text:span><text:span text:style-name="T96"> </text:span><text:span text:style-name="T26">pairs</text:span><text:span text:style-name="T96">. If there is a file </text:span><text:span text:style-name="T97">in a directory</text:span><text:span text:style-name="T96"> referred to by the user-eadable name “foo” and its low-level <text:s/>name 10, </text:span><text:span text:style-name="T97">The </text:span><text:span text:style-name="T27">directory</text:span><text:span text:style-name="T97"> would have an </text:span><text:span text:style-name="T27">en</text:span><text:span text:style-name="T28">t</text:span><text:span text:style-name="T27">ry</text:span><text:span text:style-name="T97"> (“foo”, 10) </text:span><text:span text:style-name="T98">what </text:span><text:span text:style-name="T206">maps</text:span><text:span text:style-name="T98"> the </text:span><text:span text:style-name="T206">user-readable name</text:span><text:span text:style-name="T98"> to the </text:span><text:span text:style-name="T206">low-level </text:span><text:span text:style-name="T207">number</text:span><text:span text:style-name="T98">.</text:span></text:p>
      <text:p text:style-name="P12">It is also possible to create <text:span text:style-name="T200">trees of directories</text:span> <text:span text:style-name="T99">(or </text:span><text:span text:style-name="T30">directory hierarchy</text:span><text:span text:style-name="T99">). </text:span><text:span text:style-name="T100">A directory hierarchy starts at a </text:span><text:span text:style-name="T31">root</text:span><text:span text:style-name="T100"> directory. </text:span><text:span text:style-name="T101">Worth to remember are: </text:span></text:p>
      <text:list xml:id="list1730796622" text:style-name="L2">
        <text:list-item>
          <text:p text:style-name="P72">Root Directory <text:span text:style-name="T102">(‘/’)</text:span></text:p>
        </text:list-item>
        <text:list-item>
          <text:p text:style-name="P72">Separator (‘/’, ‘\’, ‘//’)</text:p>
        </text:list-item>
        <text:list-item>
          <text:p text:style-name="P73">Subdirectory (‘/subdirectory/subdirectory/directory/<text:span text:style-name="T103">file</text:span>’)</text:p>
        </text:list-item>
        <text:list-item>
          <text:p text:style-name="P74">Absolute Pathname</text:p>
        </text:list-item>
        <text:list-item>
          <text:p text:style-name="P75">Relative Pathname</text:p>
        </text:list-item>
      </text:list>
      <text:p text:style-name="P13"><text:span text:style-name="T21">Directories</text:span> and <text:span text:style-name="T21">files</text:span> can have the same name as long as they are in <text:span text:style-name="T200">different locations</text:span> in the <text:span text:style-name="T21">file-system </text:span><text:span text:style-name="T32">tree.</text:span></text:p>
      <text:p text:style-name="P14">A <text:span text:style-name="T21">filename</text:span> has 2 parts:</text:p>
      <text:list xml:id="list1198349827" text:style-name="L3">
        <text:list-item>
          <text:p text:style-name="P76">An arbitrary name part</text:p>
        </text:list-item>
        <text:list-item>
          <text:p text:style-name="P77">An filetype part (usually)</text:p>
        </text:list-item>
      </text:list>
      <text:p text:style-name="P15">The filetype part is just convention, there are actually no enforcement of this (any file can have any extension, almost). </text:p>
      <text:p text:style-name="P3"><text:soft-page-break/>39.2 The File System Interface</text:p>
      <text:p text:style-name="P16">The <text:span text:style-name="T21">filesystem</text:span> has an <text:span text:style-name="T21">interface</text:span> providing basic operations such as <text:span text:style-name="T21">creating</text:span>, <text:span text:style-name="T21">accessing</text:span>, and <text:span text:style-name="T21">deleting</text:span> files. <text:span text:style-name="T104">But </text:span><text:span text:style-name="T33">unlink()</text:span><text:span text:style-name="T2"> </text:span><text:span text:style-name="T104">is used to </text:span><text:span text:style-name="T208">remove files</text:span><text:span text:style-name="T104"> and is kind of a mystery atm. </text:span></text:p>
      <text:p text:style-name="P4">39.3 Creating Files</text:p>
      <text:p text:style-name="P17">Creating a file can be achieved with the system call <text:span text:style-name="T21">open()</text:span><text:span text:style-name="T105"> </text:span><text:span text:style-name="T106">and passing the flag </text:span><text:span text:style-name="T3">O_CREAT</text:span><text:span text:style-name="T106">. </text:span><text:span text:style-name="T107">To open a file named “foo” we can use the following code: </text:span></text:p>
      <text:p text:style-name="P49">int fd = open(“foo”, O_CREAT | O_WRONLY | O_TRUNC, S_IRUSR | S_IWUSR);</text:p>
      <text:p text:style-name="P18"><text:span text:style-name="T105">RTFM!!! “</text:span><text:span text:style-name="T108">man open”.</text:span></text:p>
      <text:p text:style-name="P19"><text:span text:style-name="T108">T</text:span><text:span text:style-name="T105">he call to </text:span><text:span text:style-name="T1">open() </text:span><text:span text:style-name="T105">returns a </text:span><text:span text:style-name="T21">file descriptor</text:span><text:span text:style-name="T105">. It is just an integer, private per process used in Unix to </text:span><text:span text:style-name="T144">access files</text:span><text:span text:style-name="T105">. </text:span><text:span text:style-name="T109">Assuming you have permission, you can use the </text:span><text:span text:style-name="T35">file descriptor</text:span><text:span text:style-name="T109"> to read and write to the file. </text:span><text:span text:style-name="T110">The </text:span><text:span text:style-name="T34">file descriptor</text:span><text:span text:style-name="T110"> is said to be a </text:span><text:span text:style-name="T146">capability</text:span><text:span text:style-name="T110">. </text:span><text:span text:style-name="T111">One can also look at it as a </text:span><text:span text:style-name="T147">pointer to an object of the of type file</text:span><text:span text:style-name="T111">. </text:span></text:p>
      <text:p text:style-name="P20"><text:span text:style-name="T111">A </text:span><text:span text:style-name="T21">simple array</text:span><text:span text:style-name="T105"> tracks what </text:span><text:span text:style-name="T21">files</text:span><text:span text:style-name="T105"> are </text:span><text:span text:style-name="T132">o</text:span><text:span text:style-name="T105">pened </text:span><text:span text:style-name="T144">per-process basis</text:span><text:span text:style-name="T105">. </text:span><text:span text:style-name="T112">Each </text:span><text:span text:style-name="T36">entry</text:span><text:span text:style-name="T112"> of this array is actually just a </text:span><text:span text:style-name="T158">pointer</text:span><text:span text:style-name="T112"> to a </text:span><text:span text:style-name="T36">struct file</text:span><text:span text:style-name="T112">, </text:span><text:span text:style-name="T113">which will be used to track info about the file being read or written. </text:span></text:p>
      <text:p text:style-name="P5">39.4 Reading And Writing Files</text:p>
      <text:p text:style-name="P21">We can use the program <text:span text:style-name="T1">echo</text:span><text:span text:style-name="T105"> and direct its output to the file </text:span><text:span text:style-name="T1">foo</text:span><text:span text:style-name="T105">. </text:span><text:span text:style-name="T114">After, we can use </text:span><text:span text:style-name="T4">cat</text:span><text:span text:style-name="T114"> <text:s/>to see the contents of the file. </text:span><text:span text:style-name="T115">The program </text:span><text:span text:style-name="T5">strace</text:span><text:span text:style-name="T115"> can be used in Linux to trace system calls. </text:span></text:p>
      <text:p text:style-name="P6">39.5 Reading And Writing, But Not Sequentially</text:p>
      <text:p text:style-name="P65">Sometimes it is useful to be able to read or write to specific offset within a file. <text:span text:style-name="T115">W</text:span><text:span text:style-name="T118">hen a process opens a file, it tracks a “current” offset, which determines where the next read or write will begin. </text:span><text:span text:style-name="T116">The offset is kept in the </text:span><text:span text:style-name="T37">struct file</text:span><text:span text:style-name="T116"> as referenced by the stru</text:span><text:span text:style-name="T117">c</text:span><text:span text:style-name="T116">t proc. </text:span><text:span text:style-name="T119">The </text:span><text:span text:style-name="T38">struct file</text:span><text:span text:style-name="T119"> is also used by the OS to determine if the file is readable or writable, </text:span><text:span text:style-name="T120">which underlying file it refers to </text:span><text:span text:style-name="T121">and the current offset. </text:span></text:p>
      <text:p text:style-name="P22"><text:span text:style-name="T148">C</text:span><text:span text:style-name="T144">urrently opened files</text:span><text:span text:style-name="T105"> in the system are sometimes referred to as the </text:span><text:span text:style-name="T81">open file table</text:span><text:span text:style-name="T105">. </text:span></text:p>
      <text:p text:style-name="P7">39.6 Shared File Table Entries: <text:span text:style-name="T1">fork()</text:span> And <text:span text:style-name="T1">dup()</text:span></text:p>
      <text:p text:style-name="P23">A <text:span text:style-name="T21">parent process</text:span> can have a <text:span text:style-name="T21">child process</text:span> <text:span text:style-name="T166">using </text:span><text:span text:style-name="T6">fork() </text:span>and <text:span text:style-name="T21">share</text:span> an <text:span text:style-name="T21">open file table entry</text:span>, <text:span text:style-name="T163">this is very useful</text:span>. <text:span text:style-name="T161">This can be used when you create a number of processes that are cooperatively working on a task, </text:span><text:span text:style-name="T162">they can write to the output file without any extra condition. </text:span></text:p>
      <text:p text:style-name="P66">Another interesting more useful case of <text:span text:style-name="T21">sharing</text:span> is the <text:span text:style-name="T21">dup()</text:span> system call, <text:span text:style-name="T21">dup2()</text:span><text:span text:style-name="T1"> </text:span>and <text:span text:style-name="T21">dup3()</text:span>. The <text:span text:style-name="T1">dup()</text:span> call allows the process to create a new <text:span text:style-name="T21">file descriptior</text:span> that refers to the same underlying open file as an existing <text:span text:style-name="T21">descriptor</text:span>. <text:span text:style-name="T164">So both </text:span><text:span text:style-name="T39">descriptor</text:span><text:span text:style-name="T40">s</text:span><text:span text:style-name="T164"> can be used. </text:span><text:span text:style-name="T165">This is useful in e.g. writing of a Unix shell where output redirection operations are used. </text:span></text:p>
      <text:p text:style-name="P51">39.7 Writing Immediately With <text:span text:style-name="T1">fsync()</text:span></text:p>
      <text:p text:style-name="P24">When a program calls <text:span text:style-name="T21">write()</text:span>, it just tells the file system that data should be written to persistent storage at some point in the future. <text:span text:style-name="T167">The </text:span><text:span text:style-name="T41">file system</text:span><text:span text:style-name="T167"> will </text:span><text:span text:style-name="T41">buffer</text:span><text:span text:style-name="T167"> such writes in memory for some time <text:s/>and then issue the issue it to the storage device (performance reasons). </text:span></text:p>
      <text:p text:style-name="P25"><text:soft-page-break/>However some applications requires more guarantee. Fore example, in a database management system (DBMS), development of <text:span text:style-name="T200">correct</text:span> <text:span text:style-name="T21">recovery protocol</text:span> requires the ability to <text:span text:style-name="T200">force</text:span> writes to disk from <text:span text:style-name="T200">time to time</text:span>. </text:p>
      <text:p text:style-name="P26">To support these appli<text:span text:style-name="T220">c</text:span>ations, most file systems provide <text:span text:style-name="T200">additional APIs</text:span> for control. <text:span text:style-name="T168">In Unix, that interface is known as </text:span><text:span text:style-name="T42">fsync(int fd)</text:span><text:span text:style-name="T168">. </text:span><text:span text:style-name="T169">When a process calls</text:span><text:span text:style-name="T8"> </text:span><text:span text:style-name="T43">fsync()</text:span><text:span text:style-name="T8">,</text:span><text:span text:style-name="T169"> for a particuar </text:span><text:span text:style-name="T43">file descriptor</text:span><text:span text:style-name="T169">, the </text:span><text:span text:style-name="T43">file system</text:span><text:span text:style-name="T169"> responds by forcing all dirty data to disk. </text:span><text:span text:style-name="T170">Once all these writes are complete,</text:span><text:span text:style-name="T9"> </text:span><text:span text:style-name="T44">fsync(</text:span><text:span text:style-name="T9">)</text:span><text:span text:style-name="T170"> returns. </text:span><text:span text:style-name="T7"><text:s/></text:span></text:p>
      <text:p text:style-name="P52">39.8 Renaming Files</text:p>
      <text:p text:style-name="P27">Renaming of a file can be done with the command <text:span text:style-name="T1">mv. </text:span>Example: </text:p>
      <text:p text:style-name="P62">mv foo bar –<text:span text:style-name="T105"> The file ‘foo’ is renamed to ‘bar’. </text:span></text:p>
      <text:p text:style-name="P28">The program <text:span text:style-name="T21">mv</text:span><text:span text:style-name="T1"> </text:span>uses the <text:span text:style-name="T200">system call</text:span> <text:span text:style-name="T1"><text:s/></text:span><text:span text:style-name="T21">rename()</text:span> implemented as an <text:span text:style-name="T1">atomic</text:span> call with respect to system crash<text:span text:style-name="T171">es. </text:span><text:span text:style-name="T172">Either the </text:span><text:span text:style-name="T10">new</text:span><text:span text:style-name="T172"> name or the </text:span><text:span text:style-name="T10">old</text:span><text:span text:style-name="T172"> name is used. </text:span></text:p>
      <text:p text:style-name="P53">39.9 Getting Information About Files</text:p>
      <text:p text:style-name="P29">Beyond the file access, we excpect the <text:span text:style-name="T21">filesystem</text:span> to keep a fair amount of <text:span text:style-name="T200">information about each file</text:span> it is storing, such information is called <text:span text:style-name="T21">metadata</text:span>. <text:span text:style-name="T173">To get </text:span><text:span text:style-name="T45">metadata</text:span><text:span text:style-name="T173"> from a certain </text:span><text:span text:style-name="T45">file</text:span><text:span text:style-name="T173"> , we can use the </text:span><text:span text:style-name="T45">stat()</text:span><text:span text:style-name="T11"> </text:span><text:span text:style-name="T173">or </text:span><text:span text:style-name="T45">fstat()</text:span><text:span text:style-name="T11"> </text:span><text:span text:style-name="T209">system calls</text:span><text:span text:style-name="T173">. </text:span><text:span text:style-name="T174">These calls take a </text:span><text:span text:style-name="T210">pathname</text:span><text:span text:style-name="T174"> (a </text:span><text:span text:style-name="T46">file descriptor</text:span><text:span text:style-name="T174">) </text:span><text:span text:style-name="T175">to a file and fill in a </text:span><text:span text:style-name="T47">stat structure</text:span><text:span text:style-name="T175">. </text:span><text:span text:style-name="T176">The command-line tool </text:span><text:span text:style-name="T48">stat</text:span><text:span text:style-name="T12"> </text:span><text:span text:style-name="T176">can be used to see this </text:span><text:span text:style-name="T48">metadata</text:span><text:span text:style-name="T176"> information. </text:span></text:p>
      <text:p text:style-name="P30">Each f<text:span text:style-name="T221">i</text:span>lesyste<text:span text:style-name="T222">m </text:span>usually keeps this <text:span text:style-name="T21">information </text:span><text:span text:style-name="T49">(metadata)</text:span> in a structure called an <text:span text:style-name="T21">inode</text:span><text:span text:style-name="T1">. </text:span></text:p>
      <text:p text:style-name="P54">39.10 Removing Files</text:p>
      <text:p text:style-name="P63"><text:span text:style-name="T123">To remove a file in Unix we can run the program </text:span><text:span text:style-name="T50">rm</text:span><text:span text:style-name="T123">. </text:span><text:span text:style-name="T124">This program uses the </text:span><text:span text:style-name="T149">system call</text:span><text:span text:style-name="T124"> </text:span><text:span text:style-name="T51">unlink()</text:span><text:span text:style-name="T13"> </text:span><text:span text:style-name="T122">which simply takes the </text:span><text:span text:style-name="T150">name</text:span><text:span text:style-name="T122"> of the </text:span><text:span text:style-name="T53">file</text:span><text:span text:style-name="T122"> to be removed. <text:s/></text:span><text:span text:style-name="T125">This command is called </text:span><text:span text:style-name="T52">unlink</text:span><text:span text:style-name="T125"> due to a fact stated in the directory section </text:span><text:span text:style-name="T126">below, hold on!</text:span></text:p>
      <text:p text:style-name="P55">39.11 Making Directories</text:p>
      <text:p text:style-name="P67"><text:span text:style-name="T133">The format of a </text:span><text:span text:style-name="T55">directory</text:span><text:span text:style-name="T133"> is considered </text:span><text:span text:style-name="T55">filesystem metadata</text:span><text:span text:style-name="T133">, </text:span><text:span text:style-name="T134">so</text:span><text:span text:style-name="T133"> we cannot write to a directory directly. To create a </text:span><text:span text:style-name="T55">directory</text:span><text:span text:style-name="T133">, we use the program </text:span><text:span text:style-name="T55">mkdir</text:span><text:span text:style-name="T18">.</text:span><text:span text:style-name="T133"> </text:span><text:span text:style-name="T135">An </text:span><text:span text:style-name="T151">empty</text:span><text:span text:style-name="T135"> </text:span><text:span text:style-name="T54">directory</text:span><text:span text:style-name="T135"> has </text:span><text:span text:style-name="T54">2 entries</text:span><text:span text:style-name="T135">: </text:span><text:span text:style-name="T151">one to </text:span><text:span text:style-name="T159">itself</text:span><text:span text:style-name="T151"> </text:span><text:span text:style-name="T152">(“.”, dot)</text:span><text:span text:style-name="T136"> </text:span><text:span text:style-name="T135">and </text:span><text:span text:style-name="T137">a </text:span><text:span text:style-name="T153">second</text:span><text:span text:style-name="T151"> for its </text:span><text:span text:style-name="T159">parent</text:span><text:span text:style-name="T151"> </text:span><text:span text:style-name="T152">(“..”, dot-dot)</text:span><text:span text:style-name="T135">. </text:span><text:span text:style-name="T138">These directories can be seen by passing the flag “-a” to program</text:span><text:span text:style-name="T14"> </text:span><text:span text:style-name="T56">ls</text:span><text:span text:style-name="T14">.</text:span><text:span text:style-name="T15"> </text:span></text:p>
      <text:p text:style-name="P56">39.12 Reading Directories</text:p>
      <text:p text:style-name="P31">To read a directory, we use the program <text:span text:style-name="T21">ls</text:span>. <text:span text:style-name="T177">This program calls </text:span><text:span text:style-name="T223">the </text:span><text:span text:style-name="T212">system call </text:span><text:span text:style-name="T57">stat()</text:span><text:span text:style-name="T16"> </text:span><text:span text:style-name="T177">on each file to get more info on each. </text:span></text:p>
      <text:p text:style-name="P57">39.13 Deleting Directories</text:p>
      <text:p text:style-name="P64"><text:span text:style-name="T127">To delete a directory, we use the </text:span><text:span text:style-name="T139">system call </text:span><text:span text:style-name="T58">rmdir()</text:span><text:span text:style-name="T127">. </text:span><text:span text:style-name="T128">This call is used by the program </text:span><text:span text:style-name="T59">rmdir</text:span><text:span text:style-name="T128">. </text:span><text:span text:style-name="T129">Unlike file </text:span><text:span text:style-name="T60">unlink()</text:span><text:span text:style-name="T129"> </text:span><text:span text:style-name="T140">(removing a file) </text:span><text:span text:style-name="T129">removing directories </text:span><text:span text:style-name="T130">is more </text:span><text:span text:style-name="T129">dangerous. </text:span><text:span text:style-name="T131">Thus the </text:span><text:span text:style-name="T160">rmdir</text:span><text:span text:style-name="T131"> has a </text:span><text:span text:style-name="T19">requirement</text:span><text:span text:style-name="T131"> of that the </text:span><text:span text:style-name="T154">directory must be empty</text:span><text:span text:style-name="T131">. </text:span></text:p>
      <text:p text:style-name="P58">39.14 Hard Links</text:p>
      <text:p text:style-name="P68"><text:span text:style-name="T141">A new way to make an </text:span><text:span text:style-name="T62">entry</text:span><text:span text:style-name="T141"> in the </text:span><text:span text:style-name="T62">file system tree</text:span><text:span text:style-name="T141">, is by using the system call known as </text:span><text:span text:style-name="T62">link()</text:span><text:span text:style-name="T20">. </text:span><text:span text:style-name="T142">The link system calls takes 2 arguments, an </text:span><text:span text:style-name="T155">old pathname</text:span><text:span text:style-name="T142"> and a </text:span><text:span text:style-name="T155">new </text:span><text:span text:style-name="T157">pathname</text:span><text:span text:style-name="T142">. </text:span><text:span text:style-name="T143">When a </text:span><text:span text:style-name="T61">linking</text:span><text:span text:style-name="T143"> is perform, you create </text:span><text:span text:style-name="T156">another way to refer to the same </text:span><text:span text:style-name="T82">file</text:span><text:span text:style-name="T143">. </text:span></text:p>
      <text:p text:style-name="P32"><text:soft-page-break/>A <text:span text:style-name="T21">hardlink</text:span> is just a creation of 2 human names (not a copy) <text:span text:style-name="T178">which refers to the same </text:span><text:span text:style-name="T63">inode number</text:span><text:span text:style-name="T178">. </text:span></text:p>
      <text:p text:style-name="P33">A many <text:span text:style-name="T21">filenames</text:span> can be <text:span text:style-name="T21">linked</text:span> to the same <text:span text:style-name="T21">inode number</text:span>. The reference count determines how many links a file has. <text:span text:style-name="T179">So ‘</text:span><text:span text:style-name="T65">rm</text:span><text:span text:style-name="T17">’ </text:span><text:span text:style-name="T179"><text:s/>does not remove the </text:span><text:span text:style-name="T65">metadata</text:span><text:span text:style-name="T179">, just the </text:span><text:span text:style-name="T65">filename</text:span><text:span text:style-name="T179"> i</text:span><text:span text:style-name="T180">f</text:span><text:span text:style-name="T179"> there are more </text:span><text:span text:style-name="T180">names in addition to the removed one. </text:span><text:span text:style-name="T181">Only when the </text:span><text:span text:style-name="T64">reference count</text:span><text:span text:style-name="T181"> </text:span><text:span text:style-name="T213">reaches zero</text:span><text:span text:style-name="T181">, it frees the </text:span><text:span text:style-name="T64">inode</text:span><text:span text:style-name="T181"> and related data blocks, and thus truly “</text:span><text:span text:style-name="T64">delete</text:span><text:span text:style-name="T181">” the file. </text:span></text:p>
      <text:p text:style-name="P34">The reference count can be checked with <text:span text:style-name="T21">stat()</text:span>. </text:p>
      <text:p text:style-name="P36">A <text:span text:style-name="T21">hardlink</text:span> is created with the command ‘<text:span text:style-name="T21">ln</text:span><text:span text:style-name="T1">’</text:span></text:p>
      <text:p text:style-name="P59">39.15 Symbolic Links</text:p>
      <text:p text:style-name="P35">This is a second type of link called <text:span text:style-name="T21">symbolic link</text:span>, also called a <text:span text:style-name="T21">softlink</text:span><text:span text:style-name="T1">.</text:span><text:span text:style-name="T182"> </text:span><text:span text:style-name="T66">Softlinks</text:span><text:span text:style-name="T182"> were created because </text:span><text:span text:style-name="T66">hardlinks</text:span><text:span text:style-name="T182"> were </text:span><text:span text:style-name="T214">limited</text:span><text:span text:style-name="T182">. </text:span><text:span text:style-name="T183">For example, we cannot </text:span><text:span text:style-name="T67">hardlink</text:span><text:span text:style-name="T183"> to files in other disk partitionings, </text:span><text:span text:style-name="T184">also we cannot create one to a directory. </text:span></text:p>
      <text:p text:style-name="P38">A <text:span text:style-name="T21">softlink</text:span> is actually a <text:span text:style-name="T21">file</text:span> itself <text:span text:style-name="T185">of a different </text:span><text:span text:style-name="T68">file type</text:span><text:span text:style-name="T186">. </text:span></text:p>
      <text:p text:style-name="P37">A <text:span text:style-name="T21">softlink</text:span> is created with the same command ‘<text:span text:style-name="T21">ln -s</text:span><text:span text:style-name="T1">’</text:span></text:p>
      <text:p text:style-name="P39">A <text:span text:style-name="T21">softlink</text:span> is prone to be a <text:span text:style-name="T21">dangling reference</text:span> due to how it is created. </text:p>
      <text:p text:style-name="P60">39.16 Permission Bits And Access Control Lists</text:p>
      <text:p text:style-name="P40">Like the CPU, the <text:span text:style-name="T21">filesystem</text:span> presents a <text:span text:style-name="T200">virtual view of a disk</text:span>, transforming it from bunch of raw blocks into much more <text:span text:style-name="T200">user-friendly</text:span><text:span text:style-name="T224"> </text:span><text:span text:style-name="T84">files</text:span> and <text:span text:style-name="T21">directories</text:span>. <text:span text:style-name="T187">However, there are a </text:span><text:span text:style-name="T215">big difference,</text:span><text:span text:style-name="T187"> in that </text:span><text:span text:style-name="T69">files</text:span><text:span text:style-name="T187"> are </text:span><text:span text:style-name="T215">commonly shared</text:span><text:span text:style-name="T187"> among different </text:span><text:span text:style-name="T69">users</text:span><text:span text:style-name="T187"> and </text:span><text:span text:style-name="T69">processes</text:span><text:span text:style-name="T187"> </text:span><text:span text:style-name="T188">and are not always </text:span><text:span text:style-name="T70">private</text:span><text:span text:style-name="T188">. </text:span><text:span text:style-name="T187"><text:tab/></text:span></text:p>
      <text:p text:style-name="P41">Comprehensive <text:span text:style-name="T200">sets of mechanisms</text:span> for enabling various <text:span text:style-name="T21">degrees of sharing</text:span> are usually present within <text:span text:style-name="T21">file systems</text:span>. <text:span text:style-name="T189">The first form of such </text:span><text:span text:style-name="T216">mechanisms</text:span><text:span text:style-name="T189"> is the classic Unix </text:span><text:span text:style-name="T71">permission bits</text:span><text:span text:style-name="T189">. </text:span></text:p>
      <text:p text:style-name="P42"><text:span text:style-name="T21">Permission bits</text:span> are represented by 9 characters: <text:span text:style-name="T21">(rw—r—r--)</text:span>. <text:span text:style-name="T190">Determining for each regular </text:span><text:span text:style-name="T72">file</text:span><text:span text:style-name="T190">, </text:span><text:span text:style-name="T73">d</text:span><text:span text:style-name="T72">irectory</text:span><text:span text:style-name="T190"> or other </text:span><text:span text:style-name="T72">entity</text:span><text:span text:style-name="T190">, exactly </text:span><text:span text:style-name="T211">who can </text:span><text:span text:style-name="T83">access</text:span><text:span text:style-name="T211"> it and how</text:span><text:span text:style-name="T190">. </text:span><text:span text:style-name="T191">The </text:span><text:span text:style-name="T74">permissions</text:span><text:span text:style-name="T191"> consists of </text:span><text:span text:style-name="T217">three groups</text:span><text:span text:style-name="T191">: </text:span><text:span text:style-name="T74">owner</text:span><text:span text:style-name="T191">, </text:span><text:span text:style-name="T74">group, </text:span><text:span text:style-name="T75">anyone </text:span><text:span text:style-name="T191">and describes what each </text:span><text:span text:style-name="T225">of these</text:span><text:span text:style-name="T191"> can do </text:span><text:span text:style-name="T226">to the </text:span><text:span text:style-name="T76">file</text:span><text:span text:style-name="T191">. </text:span></text:p>
      <text:p text:style-name="P43">One can change <text:span text:style-name="T21">file mode</text:span> with the command <text:span text:style-name="T21">chmod</text:span>. </text:p>
      <text:p text:style-name="P44">There are also <text:span text:style-name="T192">often a </text:span><text:span text:style-name="T21">superuser</text:span> to filesystems, called <text:span text:style-name="T21">root</text:span>. </text:p>
      <text:p text:style-name="P45">Beyond permission bits, there are also <text:span text:style-name="T21">filesystems</text:span> implementing <text:span text:style-name="T194">distributed file system known as </text:span><text:span text:style-name="T77">AFS</text:span><text:span text:style-name="T194"> which is a form of </text:span><text:span text:style-name="T21">access control lists (ACL</text:span>) <text:s/><text:span text:style-name="T80">per directory</text:span>. <text:span text:style-name="T193">It is a more general and powerful way in determining exactly who can access a given resource. </text:span></text:p>
      <text:p text:style-name="P61">39.17 Making And Mounting A File System</text:p>
      <text:p text:style-name="P46">How do we assembly a <text:span text:style-name="T21">full directory</text:span> tree from many underlying <text:span text:style-name="T21">filesystems</text:span>. <text:span text:style-name="T195">First we </text:span><text:span text:style-name="T218">make </text:span><text:span text:style-name="T85">filesystems</text:span><text:span text:style-name="T195">, then we </text:span><text:span text:style-name="T218">mount</text:span><text:span text:style-name="T195"> them </text:span><text:span text:style-name="T196">to make their contents acceissble. </text:span><text:span text:style-name="T197">A filesyst</text:span><text:span text:style-name="T227">e</text:span><text:span text:style-name="T197">m usually provides a tool called </text:span><text:span text:style-name="T78">mkfs</text:span><text:span text:style-name="T197"> (make filesystem), which performs this task. </text:span><text:span text:style-name="T198">It </text:span><text:span text:style-name="T219">creates</text:span><text:span text:style-name="T198"> an empty file system starting i</text:span><text:span text:style-name="T228">n </text:span><text:span text:style-name="T229">the</text:span><text:span text:style-name="T198"> </text:span><text:span text:style-name="T79">root directory</text:span><text:span text:style-name="T198"> onto that </text:span><text:span text:style-name="T79">disk partitioning</text:span><text:span text:style-name="T198">. </text:span></text:p>
      <text:p text:style-name="P47">Once a filesystem is created it must be mounted. This is made with the program <text:span text:style-name="T21">mount</text:span> calling the system call <text:span text:style-name="T21">mount()</text:span>. <text:span text:style-name="T199">It takes an existing directory as a target mount point and essentially paste a new file system onto the directory tree at that point. </text:span></text:p>
      <text:p text:style-name="P48"><text:soft-page-break/>39.18 Summary</text:p>
      <text:p text:style-name="P50">Aside: Key File System Terms</text:p>
      <text:list xml:id="list2101056880" text:style-name="L4">
        <text:list-item>
          <text:p text:style-name="P78">File</text:p>
        </text:list-item>
        <text:list-item>
          <text:p text:style-name="P78">Directory</text:p>
        </text:list-item>
        <text:list-item>
          <text:p text:style-name="P78">Directory Tree / Directory Hierarchy</text:p>
        </text:list-item>
        <text:list-item>
          <text:p text:style-name="P78">File Descriptor</text:p>
        </text:list-item>
        <text:list-item>
          <text:p text:style-name="P79">Open File Table</text:p>
        </text:list-item>
        <text:list-item>
          <text:p text:style-name="P79">read(), write(), lseek()</text:p>
        </text:list-item>
        <text:list-item>
          <text:p text:style-name="P79">fsync()</text:p>
        </text:list-item>
        <text:list-item>
          <text:p text:style-name="P80">Hard Links </text:p>
        </text:list-item>
        <text:list-item>
          <text:p text:style-name="P80">Soft Links (Symbolic Links)</text:p>
        </text:list-item>
        <text:list-item>
          <text:p text:style-name="P81">Permissions bits</text:p>
        </text:list-item>
        <text:list-item>
          <text:p text:style-name="P82">Acccess Control List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1T20:58:55.309602104</meta:creation-date>
    <dc:date>2021-01-08T13:45:18.737568252</dc:date>
    <meta:editing-duration>PT8H24M48S</meta:editing-duration>
    <meta:editing-cycles>447</meta:editing-cycles>
    <meta:generator>LibreOffice/6.4.6.2$Linux_X86_64 LibreOffice_project/40$Build-2</meta:generator>
    <meta:document-statistic meta:table-count="0" meta:image-count="0" meta:object-count="0" meta:page-count="5" meta:paragraph-count="90" meta:word-count="1825" meta:character-count="10404" meta:non-whitespace-character-count="8642"/>
  </office:meta>
</office:document-meta>
</file>